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Debt_20_Round">
      <style:table-properties table:display="true" style:writing-mode="lr-tb"/>
    </style:style>
    <style:style style:name="ta2" style:family="table" style:master-page-name="PageStyle_5f_First_20_Equity_20_Round">
      <style:table-properties table:display="true" style:writing-mode="lr-tb"/>
    </style:style>
    <style:style style:name="ta3" style:family="table" style:master-page-name="PageStyle_5f_Next_20_Equity_20_Rounds">
      <style:table-properties table:display="true" style:writing-mode="lr-tb"/>
    </style:style>
    <style:style style:name="ta4" style:family="table" style:master-page-name="PageStyle_5f_Threshold_20_Valuatio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25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25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b7b7b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bt Rou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4" table:style-name="ce10"/>
          <table:covered-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7"/>
          <table:table-cell table:style-name="ce33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Founders</text:p>
          </table:table-cell>
          <table:table-cell table:style-name="ce12" office:value-type="string" calcext:value-type="string">
            <text:p>Lallan</text:p>
          </table:table-cell>
          <table:table-cell table:style-name="ce12" office:value-type="string" calcext:value-type="string">
            <text:p>Chaggan guru</text:p>
          </table:table-cell>
          <table:table-cell table:style-name="ce12" office:value-type="string" calcext:value-type="string">
            <text:p>Mia Mumman</text:p>
          </table:table-cell>
          <table:table-cell table:style-name="ce12" office:value-type="string" calcext:value-type="string">
            <text:p>Golu</text:p>
          </table:table-cell>
          <table:table-cell table:style-name="ce28"/>
          <table:table-cell table:style-name="ce3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13" office:value-type="string" calcext:value-type="string">
            <text:p>Guddan</text:p>
          </table:table-cell>
          <table:table-cell table:style-name="ce13" office:value-type="string" calcext:value-type="string">
            <text:p>Laali</text:p>
          </table:table-cell>
          <table:table-cell table:style-name="ce13" office:value-type="string" calcext:value-type="string">
            <text:p>Puttan</text:p>
          </table:table-cell>
          <table:table-cell table:style-name="ce13" office:value-type="string" calcext:value-type="string">
            <text:p>Bankelal</text:p>
          </table:table-cell>
          <table:table-cell table:style-name="ce29"/>
          <table:table-cell table:style-name="ce35" table:number-columns-repeated="2"/>
          <table:table-cell table:number-columns-repeated="1015"/>
        </table:table-row>
        <table:table-row table:style-name="ro2">
          <table:table-cell table:number-columns-repeated="8"/>
          <table:table-cell table:style-name="ce36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bt Round</text:p>
          </table:table-cell>
          <table:table-cell table:style-name="ce14" table:formula="of:=[.C6]" office:value-type="string" office:string-value="Guddan" calcext:value-type="string">
            <text:p>Guddan</text:p>
          </table:table-cell>
          <table:table-cell table:style-name="ce14" table:formula="of:=[.D6]" office:value-type="string" office:string-value="Laali" calcext:value-type="string">
            <text:p>Laali</text:p>
          </table:table-cell>
          <table:table-cell table:style-name="ce14" table:formula="of:=[.E6]" office:value-type="string" office:string-value="Puttan" calcext:value-type="string">
            <text:p>Puttan</text:p>
          </table:table-cell>
          <table:table-cell table:style-name="ce21" table:formula="of:=[.F6]" office:value-type="string" office:string-value="Bankelal" calcext:value-type="string">
            <text:p>Bankelal</text:p>
          </table:table-cell>
          <table:table-cell table:style-name="ce30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number-columns-repeated="3" table:style-name="ce15" office:value-type="float" office:value="100000" calcext:value-type="float">
            <text:p>100,000.00</text:p>
          </table:table-cell>
          <table:table-cell table:style-name="ce22" office:value-type="float" office:value="100000" calcext:value-type="float">
            <text:p>100,000.00</text:p>
          </table:table-cell>
          <table:table-cell table:style-name="ce31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Discount</text:p>
          </table:table-cell>
          <table:table-cell table:number-columns-repeated="3" table:style-name="ce16" office:value-type="percentage" office:value="0.6" calcext:value-type="percentage">
            <text:p>60.00%</text:p>
          </table:table-cell>
          <table:table-cell table:style-name="ce23" office:value-type="percentage" office:value="0.6" calcext:value-type="percentage">
            <text:p>60.00%</text:p>
          </table:table-cell>
          <table:table-cell table:style-name="ce31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otal Worth</text:p>
          </table:table-cell>
          <table:table-cell table:style-name="ce17" table:formula="of:=[.C9]/(1-[.C10])" office:value-type="float" office:value="250000" calcext:value-type="float">
            <text:p>250,000.00</text:p>
          </table:table-cell>
          <table:table-cell table:style-name="ce17" table:formula="of:=[.D9]/(1-[.D10])" office:value-type="float" office:value="250000" calcext:value-type="float">
            <text:p>250,000.00</text:p>
          </table:table-cell>
          <table:table-cell table:style-name="ce17" table:formula="of:=[.E9]/(1-[.E10])" office:value-type="float" office:value="250000" calcext:value-type="float">
            <text:p>250,000.00</text:p>
          </table:table-cell>
          <table:table-cell table:style-name="ce24" table:formula="of:=[.F9]/(1-[.F10])" office:value-type="float" office:value="250000" calcext:value-type="float">
            <text:p>250,0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Face Value (D)</text:p>
          </table:table-cell>
          <table:table-cell table:number-columns-repeated="3" table:style-name="ce15" office:value-type="float" office:value="100" calcext:value-type="float">
            <text:p>100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Debentures</text:p>
          </table:table-cell>
          <table:table-cell table:style-name="ce18" table:formula="of:=[.C11]/[.C12]" office:value-type="float" office:value="2500" calcext:value-type="float">
            <text:p>2,500.00</text:p>
          </table:table-cell>
          <table:table-cell table:style-name="ce18" table:formula="of:=[.D11]/[.D12]" office:value-type="float" office:value="2500" calcext:value-type="float">
            <text:p>2,500.00</text:p>
          </table:table-cell>
          <table:table-cell table:style-name="ce18" table:formula="of:=[.E11]/[.E12]" office:value-type="float" office:value="2500" calcext:value-type="float">
            <text:p>2,500.00</text:p>
          </table:table-cell>
          <table:table-cell table:style-name="ce25" table:formula="of:=[.F11]/[.F12]" office:value-type="float" office:value="2500" calcext:value-type="float">
            <text:p>2,5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20" table:number-columns-repeated="2"/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Total Debt</text:p>
          </table:table-cell>
          <table:table-cell table:style-name="ce18" table:formula="of:=[.C11]" office:value-type="float" office:value="250000" calcext:value-type="float">
            <text:p>250,000.00</text:p>
          </table:table-cell>
          <table:table-cell table:style-name="ce18" table:formula="of:=[.D11]" office:value-type="float" office:value="250000" calcext:value-type="float">
            <text:p>250,000.00</text:p>
          </table:table-cell>
          <table:table-cell table:style-name="ce18" table:formula="of:=[.E11]" office:value-type="float" office:value="250000" calcext:value-type="float">
            <text:p>250,000.00</text:p>
          </table:table-cell>
          <table:table-cell table:style-name="ce25" table:formula="of:=[.F11]" office:value-type="float" office:value="250000" calcext:value-type="float">
            <text:p>250,000.00</text:p>
          </table:table-cell>
          <table:table-cell table:style-name="ce32" table:formula="of:=SUM([.C15:.F15])" office:value-type="string" office:string-value="10,00,000.00" calcext:value-type="string">
            <text:p>10,00,000.00</text:p>
          </table:table-cell>
          <table:table-cell table:number-columns-repeated="1017"/>
        </table:table-row>
        <table:table-row table:style-name="ro2">
          <table:table-cell/>
          <table:table-cell table:style-name="ce9" table:number-columns-repeated="6"/>
          <table:table-cell table:number-columns-repeated="1017"/>
        </table:table-row>
        <table:table-row table:style-name="ro2" table:number-rows-repeated="31">
          <table:table-cell table:number-columns-repeated="6"/>
          <table:table-cell table:style-name="ce9"/>
          <table:table-cell table:number-columns-repeated="1017"/>
        </table:table-row>
        <table:table-row table:style-name="ro2" table:number-rows-repeated="9">
          <table:table-cell table:number-columns-repeated="6"/>
          <table:table-cell table:style-name="ce9" table:number-columns-repeated="6"/>
          <table:table-cell table:number-columns-repeated="1012"/>
        </table:table-row>
        <table:table-row table:style-name="ro2">
          <table:table-cell/>
          <table:table-cell table:style-name="ce9" table:number-columns-repeated="11"/>
          <table:table-cell table:number-columns-repeated="1012"/>
        </table:table-row>
        <table:table-row table:style-name="ro2" table:number-rows-repeated="33">
          <table:table-cell table:number-columns-repeated="9"/>
          <table:table-cell table:style-name="ce9" table:number-columns-repeated="3"/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Equity Round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4" table:style-name="ce10"/>
          <table:covered-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3" office:value-type="string" calcext:value-type="string">
            <text:p>VC 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44" office:value-type="string" calcext:value-type="string">
            <text:p>Bawandar Mi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PreMoney Val</text:p>
          </table:table-cell>
          <table:table-cell table:style-name="ce45" office:value-type="float" office:value="135000000" calcext:value-type="float">
            <text:p>135,000,000.00</text:p>
          </table:table-cell>
          <table:table-cell table:style-name="ce67"/>
          <table:table-cell table:style-name="ce76"/>
          <table:table-cell table:style-name="ce8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style-name="ce22" office:value-type="float" office:value="15000000" calcext:value-type="float">
            <text:p>15,000,000.00</text:p>
          </table:table-cell>
          <table:table-cell table:style-name="ce67"/>
          <table:table-cell table:style-name="ce77"/>
          <table:table-cell table:style-name="ce8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ostMoney Val</text:p>
          </table:table-cell>
          <table:table-cell table:style-name="ce46" table:formula="of:=SUM([.C7:.C8])" office:value-type="string" office:string-value="15,00,00,000.00" calcext:value-type="string">
            <text:p>15,00,00,000.00</text:p>
          </table:table-cell>
          <table:table-cell table:style-name="ce67"/>
          <table:table-cell table:style-name="ce77" office:value-type="string" calcext:value-type="string">
            <text:p>No. of Shares</text:p>
          </table:table-cell>
          <table:table-cell table:style-name="ce22" office:value-type="float" office:value="1000" calcext:value-type="float">
            <text:p>1,000.00</text:p>
          </table:table-cell>
          <table:table-cell table:number-columns-repeated="1018"/>
        </table:table-row>
        <table:table-row table:style-name="ro2">
          <table:table-cell/>
          <table:table-cell table:style-name="ce7" table:formula="of:=[$'First Equity Round'.C5]" office:value-type="string" office:string-value="Bawandar Mix" calcext:value-type="string">
            <text:p>Bawandar Mix</text:p>
          </table:table-cell>
          <table:table-cell table:style-name="ce47" table:formula="of:=[.C8]/[.C9]" office:value-type="string" office:string-value="10.00%" calcext:value-type="string">
            <text:p>10.00%</text:p>
          </table:table-cell>
          <table:table-cell table:style-name="ce67"/>
          <table:table-cell table:style-name="ce78" office:value-type="string" calcext:value-type="string">
            <text:p>Face Value</text:p>
          </table:table-cell>
          <table:table-cell table:style-name="ce84" office:value-type="float" office:value="100" calcext:value-type="float">
            <text:p>100.00</text:p>
          </table:table-cell>
          <table:table-cell table:number-columns-repeated="1018"/>
        </table:table-row>
        <table:table-row table:style-name="ro2">
          <table:table-cell/>
          <table:table-cell table:style-name="ce20" table:number-columns-repeated="3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quity</text:p>
          </table:table-cell>
          <table:table-cell table:style-name="ce48" office:value-type="string" calcext:value-type="string">
            <text:p>Before</text:p>
          </table:table-cell>
          <table:table-cell table:style-name="ce68" office:value-type="string" calcext:value-type="string">
            <text:p>After</text:p>
          </table:table-cell>
          <table:table-cell table:style-name="ce4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16" office:value-type="percentage" office:value="0.25" calcext:value-type="percentage">
            <text:p>25.00%</text:p>
          </table:table-cell>
          <table:table-cell table:style-name="ce51" table:formula="of:=[.C13]*(1-[.D$17])" office:value-type="percentage" office:value="0.225" calcext:value-type="percentage">
            <text:p>22.5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16" office:value-type="percentage" office:value="0.25" calcext:value-type="percentage">
            <text:p>25.00%</text:p>
          </table:table-cell>
          <table:table-cell table:style-name="ce51" table:formula="of:=[.C14]*(1-[.D$17])" office:value-type="percentage" office:value="0.225" calcext:value-type="percentage">
            <text:p>22.5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Debt Round'.E5]" office:value-type="string" office:string-value="Mia Mumman" calcext:value-type="string">
            <text:p>Mia Mumman</text:p>
          </table:table-cell>
          <table:table-cell table:style-name="ce49" office:value-type="percentage" office:value="0.25" calcext:value-type="percentage">
            <text:p>25.00%</text:p>
          </table:table-cell>
          <table:table-cell table:style-name="ce51" table:formula="of:=[.C15]*(1-[.D$17])" office:value-type="percentage" office:value="0.225" calcext:value-type="percentage">
            <text:p>22.5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Debt Round'.F5]" office:value-type="string" office:string-value="Golu" calcext:value-type="string">
            <text:p>Golu</text:p>
          </table:table-cell>
          <table:table-cell table:style-name="ce50" office:value-type="percentage" office:value="0.25" calcext:value-type="percentage">
            <text:p>25.00%</text:p>
          </table:table-cell>
          <table:table-cell table:style-name="ce51" table:formula="of:=[.C16]*(1-[.D$17])" office:value-type="percentage" office:value="0.225" calcext:value-type="percentage">
            <text:p>22.5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51" table:formula="of:=SUM([.C13:.C16])" office:value-type="string" office:string-value="100.00%" calcext:value-type="string">
            <text:p>100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38"/>
          <table:table-cell table:style-name="ce52"/>
          <table:table-cell table:style-name="ce69" table:formula="of:=SUM([.D13:.D17])" office:value-type="string" office:string-value="100.00%" calcext:value-type="string">
            <text:p>100.00%</text:p>
          </table:table-cell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39" table:number-columns-repeated="3"/>
          <table:table-cell table:style-name="ce79"/>
          <table:table-cell table:style-name="ce9"/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Valuation</text:p>
          </table:table-cell>
          <table:table-cell table:style-name="ce53" office:value-type="string" calcext:value-type="string">
            <text:p>Before</text:p>
          </table:table-cell>
          <table:table-cell table:style-name="ce70" office:value-type="string" calcext:value-type="string">
            <text:p>After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41"/>
          <table:table-cell table:style-name="ce54" table:formula="of:=[.F9]*[.F10]" office:value-type="string" office:string-value="1,00,000.00" calcext:value-type="string">
            <text:p>1,00,000.00</text:p>
          </table:table-cell>
          <table:table-cell table:style-name="ce24" table:formula="of:=[.C9]" office:value-type="string" office:string-value="15,00,00,000.00" calcext:value-type="string">
            <text:p>15,00,00,000.00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17" table:formula="of:=[.C13]*[.$F$9]" office:value-type="float" office:value="250" calcext:value-type="float">
            <text:p>250.00</text:p>
          </table:table-cell>
          <table:table-cell table:style-name="ce24" table:formula="of:=[.C22]" office:value-type="float" office:value="250" calcext:value-type="float">
            <text:p>25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17" table:formula="of:=[.C14]*[.$F$9]" office:value-type="float" office:value="250" calcext:value-type="float">
            <text:p>250.00</text:p>
          </table:table-cell>
          <table:table-cell table:style-name="ce24" table:formula="of:=[.C23]" office:value-type="float" office:value="250" calcext:value-type="float">
            <text:p>25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Debt Round'.E5]" office:value-type="string" office:string-value="Mia Mumman" calcext:value-type="string">
            <text:p>Mia Mumman</text:p>
          </table:table-cell>
          <table:table-cell table:style-name="ce55" table:formula="of:=[.C15]*[.$F$9]" office:value-type="float" office:value="250" calcext:value-type="float">
            <text:p>250.00</text:p>
          </table:table-cell>
          <table:table-cell table:style-name="ce24" table:formula="of:=[.C24]" office:value-type="float" office:value="250" calcext:value-type="float">
            <text:p>25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Debt Round'.F5]" office:value-type="string" office:string-value="Golu" calcext:value-type="string">
            <text:p>Golu</text:p>
          </table:table-cell>
          <table:table-cell table:style-name="ce55" table:formula="of:=[.C16]*[.$F$9]" office:value-type="float" office:value="250" calcext:value-type="float">
            <text:p>250.00</text:p>
          </table:table-cell>
          <table:table-cell table:style-name="ce24" table:formula="of:=[.C25]" office:value-type="float" office:value="250" calcext:value-type="float">
            <text:p>25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First Equity Round'.C5]" office:value-type="string" office:string-value="Bawandar Mix" calcext:value-type="string">
            <text:p>Bawandar Mix</text:p>
          </table:table-cell>
          <table:table-cell table:style-name="ce56" table:formula="of:=SUM([.C22:.C25])" office:value-type="string" office:string-value="1,000.00" calcext:value-type="string">
            <text:p>1,000.00</text:p>
          </table:table-cell>
          <table:table-cell table:style-name="ce24" table:formula="of:=[.C$26]/(1-[.D$17])*[.D17]" office:value-type="string" office:string-value="111.11" calcext:value-type="string">
            <text:p>111.11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/>
          <table:table-cell table:style-name="ce57"/>
          <table:table-cell table:style-name="ce71" table:formula="of:=SUM([.D22:.D26])" office:value-type="string" office:string-value="1,111.11" calcext:value-type="string">
            <text:p>1,111.11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rice/ Share</text:p>
          </table:table-cell>
          <table:table-cell table:style-name="ce18" table:formula="of:=[.C21]/[.C26]" office:value-type="string" office:string-value="100.00" calcext:value-type="string">
            <text:p>100.00</text:p>
          </table:table-cell>
          <table:table-cell table:style-name="ce25" table:formula="of:=[.D21]/[.D27]" office:value-type="string" office:string-value="1,35,000.00" calcext:value-type="string">
            <text:p>1,35,000.00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0" table:number-columns-repeated="4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quity</text:p>
          </table:table-cell>
          <table:table-cell table:style-name="ce48" office:value-type="string" calcext:value-type="string">
            <text:p>Pre-Money</text:p>
          </table:table-cell>
          <table:table-cell table:style-name="ce48" office:value-type="string" calcext:value-type="string">
            <text:p>Option Pool</text:p>
          </table:table-cell>
          <table:table-cell table:style-name="ce68" office:value-type="string" calcext:value-type="string">
            <text:p>Post-Money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8" table:formula="of:=[.C13]" office:value-type="percentage" office:value="0.25" calcext:value-type="percentage">
            <text:p>25.00%</text:p>
          </table:table-cell>
          <table:table-cell table:style-name="ce69" table:formula="of:=[.C31]*(1-[.D$35])" office:value-type="percentage" office:value="0.225" calcext:value-type="percentage">
            <text:p>22.50%</text:p>
          </table:table-cell>
          <table:table-cell table:style-name="ce51" table:formula="of:=[.D31]*(1-([.E$36]/(1-[.E$35])))" office:value-type="percentage" office:value="0.2" calcext:value-type="percentage">
            <text:p>2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8" table:formula="of:=[.C14]" office:value-type="percentage" office:value="0.25" calcext:value-type="percentage">
            <text:p>25.00%</text:p>
          </table:table-cell>
          <table:table-cell table:style-name="ce69" table:formula="of:=[.C32]*(1-[.D$35])" office:value-type="percentage" office:value="0.225" calcext:value-type="percentage">
            <text:p>22.50%</text:p>
          </table:table-cell>
          <table:table-cell table:style-name="ce51" table:formula="of:=[.D32]*(1-([.E$36]/(1-[.E$35])))" office:value-type="percentage" office:value="0.2" calcext:value-type="percentage">
            <text:p>2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37" table:formula="of:=[$'Debt Round'.E5]" office:value-type="string" office:string-value="Mia Mumman" calcext:value-type="string">
            <text:p>Mia Mumman</text:p>
          </table:table-cell>
          <table:table-cell table:style-name="ce59" table:formula="of:=[.C15]" office:value-type="percentage" office:value="0.25" calcext:value-type="percentage">
            <text:p>25.00%</text:p>
          </table:table-cell>
          <table:table-cell table:style-name="ce69" table:formula="of:=[.C33]*(1-[.D$35])" office:value-type="percentage" office:value="0.225" calcext:value-type="percentage">
            <text:p>22.50%</text:p>
          </table:table-cell>
          <table:table-cell table:style-name="ce51" table:formula="of:=[.D33]*(1-([.E$36]/(1-[.E$35])))" office:value-type="percentage" office:value="0.2" calcext:value-type="percentage">
            <text:p>2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F5]" office:value-type="string" office:string-value="Golu" calcext:value-type="string">
            <text:p>Golu</text:p>
          </table:table-cell>
          <table:table-cell table:style-name="ce60" table:formula="of:=[.C16]" office:value-type="percentage" office:value="0.25" calcext:value-type="percentage">
            <text:p>25.00%</text:p>
          </table:table-cell>
          <table:table-cell table:style-name="ce69" table:formula="of:=[.C34]*(1-[.D$35])" office:value-type="percentage" office:value="0.225" calcext:value-type="percentage">
            <text:p>22.50%</text:p>
          </table:table-cell>
          <table:table-cell table:style-name="ce51" table:formula="of:=[.D34]*(1-([.E$36]/(1-[.E$35])))" office:value-type="percentage" office:value="0.2" calcext:value-type="percentage">
            <text:p>2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tion Pool</text:p>
          </table:table-cell>
          <table:table-cell table:style-name="ce51" table:formula="of:=SUM([.C31:.C32])" office:value-type="string" office:string-value="50.00%" calcext:value-type="string">
            <text:p>50.00%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51" table:formula="of:=[.D35]" office:value-type="string" office:string-value="10.00%" calcext:value-type="string">
            <text:p>1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52"/>
          <table:table-cell table:style-name="ce51" table:formula="of:=SUM([.D31:.D35])" office:value-type="string" office:string-value="100.00%" calcext:value-type="string">
            <text:p>100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38"/>
          <table:table-cell table:style-name="ce42" table:number-columns-repeated="2"/>
          <table:table-cell table:style-name="ce69" table:formula="of:=SUM([.E31:.E36])" office:value-type="string" office:string-value="100.00%" calcext:value-type="string">
            <text:p>10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42"/>
          <table:table-cell table:style-name="ce61"/>
          <table:table-cell table:style-name="ce73" table:number-columns-repeated="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9"/>
          <table:table-cell table:style-name="ce62" office:value-type="float" office:value="1" calcext:value-type="float">
            <text:p>1</text:p>
          </table:table-cell>
          <table:table-cell table:style-name="ce74" table:number-columns-repeated="2"/>
          <table:table-cell table:style-name="ce9"/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Valuation</text:p>
          </table:table-cell>
          <table:table-cell table:style-name="ce63" office:value-type="string" calcext:value-type="string">
            <text:p>Pre-Money</text:p>
          </table:table-cell>
          <table:table-cell table:style-name="ce63" office:value-type="string" calcext:value-type="string">
            <text:p>Option Pool</text:p>
          </table:table-cell>
          <table:table-cell table:style-name="ce70" office:value-type="string" calcext:value-type="string">
            <text:p>Post-Money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41"/>
          <table:table-cell table:style-name="ce54" table:formula="of:=[.C7]" office:value-type="string" office:string-value="13,50,00,000.00" calcext:value-type="string">
            <text:p>13,50,00,000.00</text:p>
          </table:table-cell>
          <table:table-cell table:style-name="ce54" table:formula="of:=[.C7]" office:value-type="string" office:string-value="13,50,00,000.00" calcext:value-type="string">
            <text:p>13,50,00,000.00</text:p>
          </table:table-cell>
          <table:table-cell table:style-name="ce46" table:formula="of:=[.C9]" office:value-type="string" office:string-value="15,00,00,000.00" calcext:value-type="string">
            <text:p>15,00,00,000.00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4" table:formula="of:=[.C31]*[.$F$9]*[.$C$39]" office:value-type="float" office:value="250" calcext:value-type="float">
            <text:p>250.00</text:p>
          </table:table-cell>
          <table:table-cell table:style-name="ce54" table:formula="of:=[.C42]" office:value-type="float" office:value="250" calcext:value-type="float">
            <text:p>250.00</text:p>
          </table:table-cell>
          <table:table-cell table:style-name="ce46" table:formula="of:=[.D42]" office:value-type="float" office:value="250" calcext:value-type="float">
            <text:p>25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4" table:formula="of:=[.C32]*[.$F$9]*[.$C$39]" office:value-type="float" office:value="250" calcext:value-type="float">
            <text:p>250.00</text:p>
          </table:table-cell>
          <table:table-cell table:style-name="ce54" table:formula="of:=[.C43]" office:value-type="float" office:value="250" calcext:value-type="float">
            <text:p>250.00</text:p>
          </table:table-cell>
          <table:table-cell table:style-name="ce46" table:formula="of:=[.D43]" office:value-type="float" office:value="250" calcext:value-type="float">
            <text:p>25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Debt Round'.E5]" office:value-type="string" office:string-value="Mia Mumman" calcext:value-type="string">
            <text:p>Mia Mumman</text:p>
          </table:table-cell>
          <table:table-cell table:style-name="ce54" table:formula="of:=[.C33]*[.$F$9]*[.$C$39]" office:value-type="float" office:value="250" calcext:value-type="float">
            <text:p>250.00</text:p>
          </table:table-cell>
          <table:table-cell table:style-name="ce54" table:formula="of:=[.C44]" office:value-type="float" office:value="250" calcext:value-type="float">
            <text:p>250.00</text:p>
          </table:table-cell>
          <table:table-cell table:style-name="ce46" table:formula="of:=[.D44]" office:value-type="float" office:value="250" calcext:value-type="float">
            <text:p>25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Debt Round'.F5]" office:value-type="string" office:string-value="Golu" calcext:value-type="string">
            <text:p>Golu</text:p>
          </table:table-cell>
          <table:table-cell table:style-name="ce54" table:formula="of:=[.C34]*[.$F$9]*[.$C$39]" office:value-type="float" office:value="250" calcext:value-type="float">
            <text:p>250.00</text:p>
          </table:table-cell>
          <table:table-cell table:style-name="ce54" table:formula="of:=[.C45]" office:value-type="float" office:value="250" calcext:value-type="float">
            <text:p>250.00</text:p>
          </table:table-cell>
          <table:table-cell table:style-name="ce46" table:formula="of:=[.D45]" office:value-type="float" office:value="250" calcext:value-type="float">
            <text:p>25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tion Pool</text:p>
          </table:table-cell>
          <table:table-cell table:style-name="ce64" table:formula="of:=SUM([.C42:.C43])" office:value-type="string" office:string-value="500.00" calcext:value-type="string">
            <text:p>500.00</text:p>
          </table:table-cell>
          <table:table-cell table:style-name="ce54" table:formula="of:=[.C46]/(1-[.D35])*[.D35]" office:value-type="string" office:string-value="55.56" calcext:value-type="string">
            <text:p>55.56</text:p>
          </table:table-cell>
          <table:table-cell table:style-name="ce46" table:formula="of:=[.D46]" office:value-type="string" office:string-value="55.56" calcext:value-type="string">
            <text:p>55.56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65"/>
          <table:table-cell table:style-name="ce75" table:formula="of:=SUM([.D42:.D46])" office:value-type="string" office:string-value="1,055.56" calcext:value-type="string">
            <text:p>1,055.56</text:p>
          </table:table-cell>
          <table:table-cell table:style-name="ce46" table:formula="of:=[.D47]/(1-[.E36])*[.E36]" office:value-type="string" office:string-value="117.28" calcext:value-type="string">
            <text:p>117.28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/>
          <table:table-cell table:style-name="ce65"/>
          <table:table-cell table:style-name="ce57"/>
          <table:table-cell table:style-name="ce80" table:formula="of:=SUM([.E42:.E47])" office:value-type="string" office:string-value="1,172.84" calcext:value-type="string">
            <text:p>1,172.84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rice/ Share</text:p>
          </table:table-cell>
          <table:table-cell table:style-name="ce64" table:formula="of:=[.C41]/[.C46]" office:value-type="string" office:string-value="2,70,000.00" calcext:value-type="string">
            <text:p>2,70,000.00</text:p>
          </table:table-cell>
          <table:table-cell table:style-name="ce64" table:formula="of:=[.D41]/[.D47]" office:value-type="string" office:string-value="1,27,894.74" calcext:value-type="string">
            <text:p>1,27,894.74</text:p>
          </table:table-cell>
          <table:table-cell table:style-name="ce81" table:formula="of:=[.E41]/[.E48]" office:value-type="string" office:string-value="1,27,894.74" calcext:value-type="string">
            <text:p>1,27,894.74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20" table:number-columns-repeated="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ebt Round</text:p>
          </table:table-cell>
          <table:table-cell table:style-name="ce48" table:formula="of:=[$'Debt Round'.C6]" office:value-type="string" office:string-value="Guddan" calcext:value-type="string">
            <text:p>Guddan</text:p>
          </table:table-cell>
          <table:table-cell table:style-name="ce48" table:formula="of:=[$'Debt Round'.D6]" office:value-type="string" office:string-value="Laali" calcext:value-type="string">
            <text:p>Laali</text:p>
          </table:table-cell>
          <table:table-cell table:style-name="ce48" table:formula="of:=[$'Debt Round'.E6]" office:value-type="string" office:string-value="Puttan" calcext:value-type="string">
            <text:p>Puttan</text:p>
          </table:table-cell>
          <table:table-cell table:style-name="ce68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Total Debt</text:p>
          </table:table-cell>
          <table:table-cell table:style-name="ce17" table:formula="of:=[$'Debt Round'.C11]" office:value-type="string" office:string-value="2,50,000.00" calcext:value-type="string">
            <text:p>2,50,000.00</text:p>
          </table:table-cell>
          <table:table-cell table:style-name="ce17" table:formula="of:=[$'Debt Round'.D11]" office:value-type="string" office:string-value="2,50,000.00" calcext:value-type="string">
            <text:p>2,50,000.00</text:p>
          </table:table-cell>
          <table:table-cell table:style-name="ce17" table:formula="of:=[$'Debt Round'.E11]" office:value-type="string" office:string-value="2,50,000.00" calcext:value-type="string">
            <text:p>2,50,000.00</text:p>
          </table:table-cell>
          <table:table-cell table:style-name="ce24" table:formula="of:=[$'Debt Round'.F11]" office:value-type="string" office:string-value="2,50,000.00" calcext:value-type="string">
            <text:p>2,50,000.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hares</text:p>
          </table:table-cell>
          <table:table-cell table:style-name="ce17" table:formula="of:=[.C52]/[.$E$49]" office:value-type="string" office:string-value="" calcext:value-type="error">
            <text:p>#VALUE!</text:p>
          </table:table-cell>
          <table:table-cell table:style-name="ce17" table:formula="of:=[.D52]/[.$E$49]" office:value-type="string" office:string-value="" calcext:value-type="error">
            <text:p>#VALUE!</text:p>
          </table:table-cell>
          <table:table-cell table:style-name="ce17" table:formula="of:=[.E52]/[.$E$49]" office:value-type="string" office:string-value="" calcext:value-type="error">
            <text:p>#VALUE!</text:p>
          </table:table-cell>
          <table:table-cell table:style-name="ce24" table:formula="of:=[.F52]/[.$E$49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Stake</text:p>
          </table:table-cell>
          <table:table-cell table:style-name="ce66" table:formula="of:=[.C53]/[.$E$48]" office:value-type="string" office:string-value="" calcext:value-type="error">
            <text:p>#VALUE!</text:p>
          </table:table-cell>
          <table:table-cell table:style-name="ce66" table:formula="of:=[.D53]/[.$E$48]" office:value-type="string" office:string-value="" calcext:value-type="error">
            <text:p>#VALUE!</text:p>
          </table:table-cell>
          <table:table-cell table:style-name="ce66" table:formula="of:=[.E53]/[.$E$48]" office:value-type="string" office:string-value="" calcext:value-type="error">
            <text:p>#VALUE!</text:p>
          </table:table-cell>
          <table:table-cell table:style-name="ce85" table:formula="of:=[.F53]/[.$E$4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Equity Rounds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6" table:style-name="ce10"/>
          <table:covered-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89" office:value-type="string" calcext:value-type="string">
            <text:p>VC 2</text:p>
          </table:table-cell>
          <table:table-cell table:style-name="ce95" office:value-type="string" calcext:value-type="string">
            <text:p>VC 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13" office:value-type="string" calcext:value-type="string">
            <text:p>Jaggu Dada</text:p>
          </table:table-cell>
          <table:table-cell table:style-name="ce96" office:value-type="string" calcext:value-type="string">
            <text:p>Bhokaali Bab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Equity</text:p>
          </table:table-cell>
          <table:table-cell table:style-name="ce90" office:value-type="string" calcext:value-type="string" table:number-columns-spanned="3" table:number-rows-spanned="1">
            <text:p>Round 1</text:p>
          </table:table-cell>
          <table:covered-table-cell table:style-name="ce97"/>
          <table:covered-table-cell table:style-name="ce104"/>
          <table:table-cell table:style-name="ce90" office:value-type="string" calcext:value-type="string" table:number-columns-spanned="2" table:number-rows-spanned="1">
            <text:p>Round 2</text:p>
          </table:table-cell>
          <table:covered-table-cell table:style-name="ce104"/>
          <table:table-cell table:style-name="ce90" office:value-type="string" calcext:value-type="string" table:number-columns-spanned="2" table:number-rows-spanned="1">
            <text:p>Round 3</text:p>
          </table:table-cell>
          <table:covered-table-cell table:style-name="ce104"/>
          <table:table-cell table:number-columns-repeated="1015"/>
        </table:table-row>
        <table:table-row table:style-name="ro2">
          <table:table-cell/>
          <table:table-cell table:style-name="ce41"/>
          <table:table-cell table:style-name="ce48" office:value-type="string" calcext:value-type="string">
            <text:p>Pre-Money</text:p>
          </table:table-cell>
          <table:table-cell table:style-name="ce48" office:value-type="string" calcext:value-type="string">
            <text:p>Option Pool 1</text:p>
          </table:table-cell>
          <table:table-cell table:style-name="ce68" office:value-type="string" calcext:value-type="string">
            <text:p>Post-Money</text:p>
          </table:table-cell>
          <table:table-cell table:style-name="ce48" office:value-type="string" calcext:value-type="string">
            <text:p>Option Pool 2</text:p>
          </table:table-cell>
          <table:table-cell table:style-name="ce68" office:value-type="string" calcext:value-type="string">
            <text:p>Post-Money</text:p>
          </table:table-cell>
          <table:table-cell table:style-name="ce48" office:value-type="string" calcext:value-type="string">
            <text:p>Option Pool 3</text:p>
          </table:table-cell>
          <table:table-cell table:style-name="ce68" office:value-type="string" calcext:value-type="string">
            <text:p>Post-Money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8" table:formula="of:=[$'First Equity Round'.C13]" office:value-type="string" office:string-value="25.00%" calcext:value-type="string">
            <text:p>25.00%</text:p>
          </table:table-cell>
          <table:table-cell table:style-name="ce69" table:formula="of:=[.C9]*(1-[.D$13])" office:value-type="percentage" office:value="0.225" calcext:value-type="percentage">
            <text:p>22.50%</text:p>
          </table:table-cell>
          <table:table-cell table:style-name="ce51" table:formula="of:=[.D9]*(1-(SUM([.E$14:.E$18])/(1-[.E$13])))" office:value-type="percentage" office:value="0.225" calcext:value-type="percentage">
            <text:p>22.50%</text:p>
          </table:table-cell>
          <table:table-cell table:style-name="ce69" table:formula="of:=[.E9]*(1-([.F$19]/(1-[.F$13])))" office:value-type="percentage" office:value="0.2" calcext:value-type="percentage">
            <text:p>20.00%</text:p>
          </table:table-cell>
          <table:table-cell table:style-name="ce51" table:formula="of:=[.F9]*(1-([.G$20]/(1-[.G$13]-[.G$19])))" office:value-type="percentage" office:value="0.175" calcext:value-type="percentage">
            <text:p>17.50%</text:p>
          </table:table-cell>
          <table:table-cell table:style-name="ce69" table:formula="of:=[.G9]*(1-([.H$21]/(1-[.H$13]-[.H$19])))" office:value-type="percentage" office:value="0.153125" calcext:value-type="percentage">
            <text:p>15.31%</text:p>
          </table:table-cell>
          <table:table-cell table:style-name="ce51" table:formula="of:=[.H9]*(1-([.I$22]/(1-[.I$13]-[.I$19]-[.I$21])))" office:value-type="percentage" office:value="0.13125" calcext:value-type="percentage">
            <text:p>13.13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8" table:formula="of:=[$'First Equity Round'.C14]" office:value-type="string" office:string-value="25.00%" calcext:value-type="string">
            <text:p>25.00%</text:p>
          </table:table-cell>
          <table:table-cell table:style-name="ce69" table:formula="of:=[.C10]*(1-[.D$13])" office:value-type="percentage" office:value="0.225" calcext:value-type="percentage">
            <text:p>22.50%</text:p>
          </table:table-cell>
          <table:table-cell table:style-name="ce51" table:formula="of:=[.D10]*(1-(SUM([.E$14:.E$18])/(1-[.E$13])))" office:value-type="percentage" office:value="0.225" calcext:value-type="percentage">
            <text:p>22.50%</text:p>
          </table:table-cell>
          <table:table-cell table:style-name="ce69" table:formula="of:=[.E10]*(1-([.F$19]/(1-[.F$13])))" office:value-type="percentage" office:value="0.2" calcext:value-type="percentage">
            <text:p>20.00%</text:p>
          </table:table-cell>
          <table:table-cell table:style-name="ce51" table:formula="of:=[.F10]*(1-([.G$20]/(1-[.G$13]-[.G$19])))" office:value-type="percentage" office:value="0.175" calcext:value-type="percentage">
            <text:p>17.50%</text:p>
          </table:table-cell>
          <table:table-cell table:style-name="ce69" table:formula="of:=[.G10]*(1-([.H$21]/(1-[.H$13]-[.H$19])))" office:value-type="percentage" office:value="0.153125" calcext:value-type="percentage">
            <text:p>15.31%</text:p>
          </table:table-cell>
          <table:table-cell table:style-name="ce51" table:formula="of:=[.H10]*(1-([.I$22]/(1-[.I$13]-[.I$19]-[.I$21])))" office:value-type="percentage" office:value="0.13125" calcext:value-type="percentage">
            <text:p>13.13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5]" office:value-type="string" office:string-value="Mia Mumman" calcext:value-type="string">
            <text:p>Mia Mumman</text:p>
          </table:table-cell>
          <table:table-cell table:style-name="ce58" table:formula="of:=[$'First Equity Round'.C15]" office:value-type="string" office:string-value="25.00%" calcext:value-type="string">
            <text:p>25.00%</text:p>
          </table:table-cell>
          <table:table-cell table:style-name="ce69" table:formula="of:=[.C11]*(1-[.D$13])" office:value-type="percentage" office:value="0.225" calcext:value-type="percentage">
            <text:p>22.50%</text:p>
          </table:table-cell>
          <table:table-cell table:style-name="ce51" table:formula="of:=[.D11]*(1-(SUM([.E$14:.E$18])/(1-[.E$13])))" office:value-type="percentage" office:value="0.225" calcext:value-type="percentage">
            <text:p>22.50%</text:p>
          </table:table-cell>
          <table:table-cell table:style-name="ce69" table:formula="of:=[.E11]*(1-([.F$19]/(1-[.F$13])))" office:value-type="percentage" office:value="0.2" calcext:value-type="percentage">
            <text:p>20.00%</text:p>
          </table:table-cell>
          <table:table-cell table:style-name="ce51" table:formula="of:=[.F11]*(1-([.G$20]/(1-[.G$13]-[.G$19])))" office:value-type="percentage" office:value="0.175" calcext:value-type="percentage">
            <text:p>17.50%</text:p>
          </table:table-cell>
          <table:table-cell table:style-name="ce69" table:formula="of:=[.G11]*(1-([.H$21]/(1-[.H$13]-[.H$19])))" office:value-type="percentage" office:value="0.153125" calcext:value-type="percentage">
            <text:p>15.31%</text:p>
          </table:table-cell>
          <table:table-cell table:style-name="ce51" table:formula="of:=[.H11]*(1-([.I$22]/(1-[.I$13]-[.I$19]-[.I$21])))" office:value-type="percentage" office:value="0.13125" calcext:value-type="percentage">
            <text:p>13.13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5]" office:value-type="string" office:string-value="Golu" calcext:value-type="string">
            <text:p>Golu</text:p>
          </table:table-cell>
          <table:table-cell table:style-name="ce58" table:formula="of:=[$'First Equity Round'.C16]" office:value-type="string" office:string-value="25.00%" calcext:value-type="string">
            <text:p>25.00%</text:p>
          </table:table-cell>
          <table:table-cell table:style-name="ce69" table:formula="of:=[.C12]*(1-[.D$13])" office:value-type="percentage" office:value="0.225" calcext:value-type="percentage">
            <text:p>22.50%</text:p>
          </table:table-cell>
          <table:table-cell table:style-name="ce51" table:formula="of:=[.D12]*(1-(SUM([.E$14:.E$18])/(1-[.E$13])))" office:value-type="percentage" office:value="0.225" calcext:value-type="percentage">
            <text:p>22.50%</text:p>
          </table:table-cell>
          <table:table-cell table:style-name="ce69" table:formula="of:=[.E12]*(1-([.F$19]/(1-[.F$13])))" office:value-type="percentage" office:value="0.2" calcext:value-type="percentage">
            <text:p>20.00%</text:p>
          </table:table-cell>
          <table:table-cell table:style-name="ce51" table:formula="of:=[.F12]*(1-([.G$20]/(1-[.G$13]-[.G$19])))" office:value-type="percentage" office:value="0.175" calcext:value-type="percentage">
            <text:p>17.50%</text:p>
          </table:table-cell>
          <table:table-cell table:style-name="ce69" table:formula="of:=[.G12]*(1-([.H$21]/(1-[.H$13]-[.H$19])))" office:value-type="percentage" office:value="0.153125" calcext:value-type="percentage">
            <text:p>15.31%</text:p>
          </table:table-cell>
          <table:table-cell table:style-name="ce51" table:formula="of:=[.H12]*(1-([.I$22]/(1-[.I$13]-[.I$19]-[.I$21])))" office:value-type="percentage" office:value="0.13125" calcext:value-type="percentage">
            <text:p>13.13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91" table:formula="of:=SUM([.C$9:.C12])" office:value-type="string" office:string-value="100.00%" calcext:value-type="string">
            <text:p>100.00%</text:p>
          </table:table-cell>
          <table:table-cell table:style-name="ce98" table:formula="of:=[$'First Equity Round'.D35]" office:value-type="string" office:string-value="10.00%" calcext:value-type="string">
            <text:p>10.00%</text:p>
          </table:table-cell>
          <table:table-cell table:style-name="ce105" table:formula="of:=[.D13]" office:value-type="string" office:string-value="10.00%" calcext:value-type="string">
            <text:p>10.00%</text:p>
          </table:table-cell>
          <table:table-cell table:style-name="ce114" table:formula="of:=[.E13]" office:value-type="string" office:string-value="10.00%" calcext:value-type="string">
            <text:p>10.00%</text:p>
          </table:table-cell>
          <table:table-cell table:style-name="ce105" table:formula="of:=[.F13]" office:value-type="string" office:string-value="10.00%" calcext:value-type="string">
            <text:p>10.00%</text:p>
          </table:table-cell>
          <table:table-cell table:style-name="ce114" table:formula="of:=[.G13]" office:value-type="string" office:string-value="10.00%" calcext:value-type="string">
            <text:p>10.00%</text:p>
          </table:table-cell>
          <table:table-cell table:style-name="ce105" table:formula="of:=[.H13]" office:value-type="string" office:string-value="10.00%" calcext:value-type="string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52"/>
          <table:table-cell table:style-name="ce51" table:formula="of:=SUM([.D$9:.D13])" office:value-type="string" office:string-value="100.00%" calcext:value-type="string">
            <text:p>100.00%</text:p>
          </table:table-cell>
          <table:table-cell table:style-name="ce106" table:formula="of:=[$'First Equity Round'.C54]" office:value-type="string" office:string-value="0.17%" calcext:value-type="string">
            <text:p>0.17%</text:p>
          </table:table-cell>
          <table:table-cell table:style-name="ce69" table:formula="of:=[.E14]*(1-([.F$19]/(1-[.F$13])))" office:value-type="percentage" office:value="0.00151111111111111" calcext:value-type="percentage">
            <text:p>0.15%</text:p>
          </table:table-cell>
          <table:table-cell table:style-name="ce51" table:formula="of:=[.F14]*(1-([.G$20]/(1-[.G$13]-[.G$19])))" office:value-type="percentage" office:value="0.00132222222222222" calcext:value-type="percentage">
            <text:p>0.13%</text:p>
          </table:table-cell>
          <table:table-cell table:style-name="ce69" table:formula="of:=[.G14]*(1-([.H$21]/(1-[.H$13]-[.H$19])))" office:value-type="percentage" office:value="0.00115694444444444" calcext:value-type="percentage">
            <text:p>0.12%</text:p>
          </table:table-cell>
          <table:table-cell table:style-name="ce51" table:formula="of:=[.H14]*(1-([.I$22]/(1-[.I$13]-[.I$19]-[.I$21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52"/>
          <table:table-cell table:style-name="ce99"/>
          <table:table-cell table:style-name="ce106" table:formula="of:=[$'First Equity Round'.D54]" office:value-type="string" office:string-value="0.17%" calcext:value-type="string">
            <text:p>0.17%</text:p>
          </table:table-cell>
          <table:table-cell table:style-name="ce69" table:formula="of:=[.E15]*(1-([.F$19]/(1-[.F$13])))" office:value-type="percentage" office:value="0.00151111111111111" calcext:value-type="percentage">
            <text:p>0.15%</text:p>
          </table:table-cell>
          <table:table-cell table:style-name="ce51" table:formula="of:=[.F15]*(1-([.G$20]/(1-[.G$13]-[.G$19])))" office:value-type="percentage" office:value="0.00132222222222222" calcext:value-type="percentage">
            <text:p>0.13%</text:p>
          </table:table-cell>
          <table:table-cell table:style-name="ce69" table:formula="of:=[.G15]*(1-([.H$21]/(1-[.H$13]-[.H$19])))" office:value-type="percentage" office:value="0.00115694444444444" calcext:value-type="percentage">
            <text:p>0.12%</text:p>
          </table:table-cell>
          <table:table-cell table:style-name="ce51" table:formula="of:=[.H15]*(1-([.I$22]/(1-[.I$13]-[.I$19]-[.I$21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52"/>
          <table:table-cell table:style-name="ce99"/>
          <table:table-cell table:style-name="ce106" table:formula="of:=[$'First Equity Round'.E54]" office:value-type="string" office:string-value="0.17%" calcext:value-type="string">
            <text:p>0.17%</text:p>
          </table:table-cell>
          <table:table-cell table:style-name="ce69" table:formula="of:=[.E16]*(1-([.F$19]/(1-[.F$13])))" office:value-type="percentage" office:value="0.00151111111111111" calcext:value-type="percentage">
            <text:p>0.15%</text:p>
          </table:table-cell>
          <table:table-cell table:style-name="ce51" table:formula="of:=[.F16]*(1-([.G$20]/(1-[.G$13]-[.G$19])))" office:value-type="percentage" office:value="0.00132222222222222" calcext:value-type="percentage">
            <text:p>0.13%</text:p>
          </table:table-cell>
          <table:table-cell table:style-name="ce69" table:formula="of:=[.G16]*(1-([.H$21]/(1-[.H$13]-[.H$19])))" office:value-type="percentage" office:value="0.00115694444444444" calcext:value-type="percentage">
            <text:p>0.12%</text:p>
          </table:table-cell>
          <table:table-cell table:style-name="ce51" table:formula="of:=[.H16]*(1-([.I$22]/(1-[.I$13]-[.I$19]-[.I$21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52"/>
          <table:table-cell table:style-name="ce99"/>
          <table:table-cell table:style-name="ce106" table:formula="of:=[$'First Equity Round'.F54]" office:value-type="string" office:string-value="0.17%" calcext:value-type="string">
            <text:p>0.17%</text:p>
          </table:table-cell>
          <table:table-cell table:style-name="ce69" table:formula="of:=[.E17]*(1-([.F$19]/(1-[.F$13])))" office:value-type="percentage" office:value="0.00151111111111111" calcext:value-type="percentage">
            <text:p>0.15%</text:p>
          </table:table-cell>
          <table:table-cell table:style-name="ce51" table:formula="of:=[.F17]*(1-([.G$20]/(1-[.G$13]-[.G$19])))" office:value-type="percentage" office:value="0.00132222222222222" calcext:value-type="percentage">
            <text:p>0.13%</text:p>
          </table:table-cell>
          <table:table-cell table:style-name="ce69" table:formula="of:=[.G17]*(1-([.H$21]/(1-[.H$13]-[.H$19])))" office:value-type="percentage" office:value="0.00115694444444444" calcext:value-type="percentage">
            <text:p>0.12%</text:p>
          </table:table-cell>
          <table:table-cell table:style-name="ce51" table:formula="of:=[.H17]*(1-([.I$22]/(1-[.I$13]-[.I$19]-[.I$21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52"/>
          <table:table-cell table:style-name="ce100"/>
          <table:table-cell table:style-name="ce107" table:formula="of:=[$'First Equity Round'.E36]" office:value-type="string" office:string-value="10.00%" calcext:value-type="string">
            <text:p>10.00%</text:p>
          </table:table-cell>
          <table:table-cell table:style-name="ce69" table:formula="of:=[.E18]*(1-([.F$19]/(1-[.F$13])))" office:value-type="percentage" office:value="0.0888888888888889" calcext:value-type="percentage">
            <text:p>8.89%</text:p>
          </table:table-cell>
          <table:table-cell table:style-name="ce51" table:formula="of:=[.F18]*(1-([.G$20]/(1-[.G$13]-[.G$19])))" office:value-type="percentage" office:value="0.0777777777777778" calcext:value-type="percentage">
            <text:p>7.78%</text:p>
          </table:table-cell>
          <table:table-cell table:style-name="ce69" table:formula="of:=[.G18]*(1-([.H$21]/(1-[.H$13]-[.H$19])))" office:value-type="percentage" office:value="0.0680555555555556" calcext:value-type="percentage">
            <text:p>6.81%</text:p>
          </table:table-cell>
          <table:table-cell table:style-name="ce51" table:formula="of:=[.H18]*(1-([.I$22]/(1-[.I$13]-[.I$19]-[.I$21])))" office:value-type="percentage" office:value="0.0583333333333333" calcext:value-type="percentage">
            <text:p>5.83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42" table:number-columns-repeated="2"/>
          <table:table-cell table:style-name="ce51" table:formula="of:=SUM([.E$9:.E18])" office:value-type="string" office:string-value="100.00%" calcext:value-type="string">
            <text:p>100.00%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105" table:formula="of:=[.F19]" office:value-type="percentage" office:value="0.1" calcext:value-type="percentage">
            <text:p>10.00%</text:p>
          </table:table-cell>
          <table:table-cell table:style-name="ce114" table:formula="of:=[.G19]" office:value-type="percentage" office:value="0.1" calcext:value-type="percentage">
            <text:p>10.00%</text:p>
          </table:table-cell>
          <table:table-cell table:style-name="ce105" table:formula="of:=[.H19]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73" table:number-columns-repeated="3"/>
          <table:table-cell table:style-name="ce51" table:formula="of:=SUM([.F$9:.F19])" office:value-type="string" office:string-value="100.00%" calcext:value-type="string">
            <text:p>100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69" table:formula="of:=[.G20]*(1-([.H$21]/(1-[.H$13]-[.H$19])))" office:value-type="string" office:string-value="8.75%" calcext:value-type="string">
            <text:p>8.75%</text:p>
          </table:table-cell>
          <table:table-cell table:style-name="ce51" table:formula="of:=[.H20]*(1-([.I$22]/(1-[.I$13]-[.I$19]-[.I$21])))" office:value-type="string" office:string-value="7.50%" calcext:value-type="string">
            <text:p>7.50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73" table:number-columns-repeated="3"/>
          <table:table-cell table:style-name="ce9"/>
          <table:table-cell table:style-name="ce51" table:formula="of:=SUM([.G$9:.G20])" office:value-type="string" office:string-value="100.00%" calcext:value-type="string">
            <text:p>100.00%</text:p>
          </table:table-cell>
          <table:table-cell table:style-name="ce121" office:value-type="percentage" office:value="0.1" calcext:value-type="percentage">
            <text:p>10.00%</text:p>
          </table:table-cell>
          <table:table-cell table:style-name="ce105" table:formula="of:=[.H21]" office:value-type="string" office:string-value="10.00%" calcext:value-type="string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73" table:number-columns-repeated="3"/>
          <table:table-cell table:style-name="ce9" table:number-columns-repeated="2"/>
          <table:table-cell table:style-name="ce51" table:formula="of:=SUM([.H$9:.H21])" office:value-type="string" office:string-value="100.00%" calcext:value-type="string">
            <text:p>100.00%</text:p>
          </table:table-cell>
          <table:table-cell table:style-name="ce23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42"/>
          <table:table-cell table:style-name="ce73" table:number-columns-repeated="3"/>
          <table:table-cell table:style-name="ce9" table:number-columns-repeated="3"/>
          <table:table-cell table:style-name="ce124" table:formula="of:=SUM([.I$9:.I22])" office:value-type="string" office:string-value="100.00%" calcext:value-type="string">
            <text:p>100.00%</text:p>
          </table:table-cell>
          <table:table-cell table:number-columns-repeated="1015"/>
        </table:table-row>
        <table:table-row table:style-name="ro2">
          <table:table-cell/>
          <table:table-cell table:style-name="ce42"/>
          <table:table-cell table:style-name="ce73" table:number-columns-repeated="3"/>
          <table:table-cell table:style-name="ce9" table:number-columns-repeated="4"/>
          <table:table-cell table:number-columns-repeated="1015"/>
        </table:table-row>
        <table:table-row table:style-name="ro2">
          <table:table-cell/>
          <table:table-cell table:style-name="ce39"/>
          <table:table-cell table:style-name="ce74" table:number-columns-repeated="3"/>
          <table:table-cell table:style-name="ce115" office:value-type="float" office:value="1" calcext:value-type="float">
            <text:p>1</text:p>
          </table:table-cell>
          <table:table-cell table:style-name="ce20"/>
          <table:table-cell table:style-name="ce115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2">
          <table:table-cell/>
          <table:table-cell table:style-name="ce40" office:value-type="string" calcext:value-type="string">
            <text:p>Shareholding</text:p>
          </table:table-cell>
          <table:table-cell table:style-name="ce92" office:value-type="string" calcext:value-type="string" table:number-columns-spanned="3" table:number-rows-spanned="1">
            <text:p>Round 1</text:p>
          </table:table-cell>
          <table:covered-table-cell table:number-columns-repeated="2"/>
          <table:table-cell table:style-name="ce116" office:value-type="string" calcext:value-type="string" table:number-columns-spanned="2" table:number-rows-spanned="1">
            <text:p>Round 2</text:p>
          </table:table-cell>
          <table:covered-table-cell/>
          <table:table-cell table:style-name="ce116" office:value-type="string" calcext:value-type="string" table:number-columns-spanned="2" table:number-rows-spanned="1">
            <text:p>Round 3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86"/>
          <table:table-cell table:style-name="ce63" office:value-type="string" calcext:value-type="string">
            <text:p>Pre-Money</text:p>
          </table:table-cell>
          <table:table-cell table:style-name="ce63" office:value-type="string" calcext:value-type="string">
            <text:p>Option Pool 1</text:p>
          </table:table-cell>
          <table:table-cell table:style-name="ce70" office:value-type="string" calcext:value-type="string">
            <text:p>Post-Money</text:p>
          </table:table-cell>
          <table:table-cell table:style-name="ce48" office:value-type="string" calcext:value-type="string">
            <text:p>Pre-Mon/ OP 2</text:p>
          </table:table-cell>
          <table:table-cell table:style-name="ce68" office:value-type="string" calcext:value-type="string">
            <text:p>Post-Money</text:p>
          </table:table-cell>
          <table:table-cell table:style-name="ce48" office:value-type="string" calcext:value-type="string">
            <text:p>Pre-Mon/ OP 3</text:p>
          </table:table-cell>
          <table:table-cell table:style-name="ce68" office:value-type="string" calcext:value-type="string">
            <text:p>Post-Money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Valuation</text:p>
          </table:table-cell>
          <table:table-cell table:style-name="ce54" table:formula="of:=[$'First Equity Round'.C7]" office:value-type="string" office:string-value="13,50,00,000.00" calcext:value-type="string">
            <text:p>13,50,00,000.00</text:p>
          </table:table-cell>
          <table:table-cell table:style-name="ce54" table:formula="of:=[$'First Equity Round'.C7]" office:value-type="string" office:string-value="13,50,00,000.00" calcext:value-type="string">
            <text:p>13,50,00,000.00</text:p>
          </table:table-cell>
          <table:table-cell table:style-name="ce46" table:formula="of:=[$'First Equity Round'.C9]" office:value-type="string" office:string-value="15,00,00,000.00" calcext:value-type="string">
            <text:p>15,00,00,000.00</text:p>
          </table:table-cell>
          <table:table-cell table:style-name="ce15" office:value-type="float" office:value="400000000" calcext:value-type="float">
            <text:p>400,000,000.00</text:p>
          </table:table-cell>
          <table:table-cell table:style-name="ce22" office:value-type="float" office:value="450000000" calcext:value-type="float">
            <text:p>450,000,000.00</text:p>
          </table:table-cell>
          <table:table-cell table:style-name="ce122" office:value-type="float" office:value="1200000000" calcext:value-type="float">
            <text:p>1,200,000,000</text:p>
          </table:table-cell>
          <table:table-cell table:style-name="ce125" office:value-type="float" office:value="1350000000" calcext:value-type="float">
            <text:p>1,350,000,00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rice/ Share</text:p>
          </table:table-cell>
          <table:table-cell table:style-name="ce93" table:formula="of:=[.C28]/[.C34]" office:value-type="string" office:string-value="1,35,000.00" calcext:value-type="string">
            <text:p>1,35,000.00</text:p>
          </table:table-cell>
          <table:table-cell table:style-name="ce93" table:formula="of:=[.D28]/[.D35]" office:value-type="string" office:string-value="1,21,500.00" calcext:value-type="string">
            <text:p>1,21,500.00</text:p>
          </table:table-cell>
          <table:table-cell table:style-name="ce108" table:formula="of:=[.E28]/[.E40]" office:value-type="string" office:string-value="1,20,600.00" calcext:value-type="string">
            <text:p>1,20,600.00</text:p>
          </table:table-cell>
          <table:table-cell table:style-name="ce93" table:formula="of:=[.F28]/[.F41]" office:value-type="string" office:string-value="2,89,440.00" calcext:value-type="string">
            <text:p>2,89,440.00</text:p>
          </table:table-cell>
          <table:table-cell table:style-name="ce108" table:formula="of:=[.G28]/[.G42]" office:value-type="string" office:string-value="2,93,058.00" calcext:value-type="string">
            <text:p>2,93,058.00</text:p>
          </table:table-cell>
          <table:table-cell table:style-name="ce93" table:formula="of:=[.H28]/[.H43]" office:value-type="string" office:string-value="7,03,339.20" calcext:value-type="string">
            <text:p>7,03,339.20</text:p>
          </table:table-cell>
          <table:table-cell table:style-name="ce108" table:formula="of:=[.I28]/[.I44]" office:value-type="string" office:string-value="7,12,130.94" calcext:value-type="string">
            <text:p>7,12,130.94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4" table:formula="of:=[.C9]*[$'First Equity Round'.$F$9]*[$'First Equity Round'.$C$39]" office:value-type="string" office:string-value="250.00" calcext:value-type="string">
            <text:p>250.00</text:p>
          </table:table-cell>
          <table:table-cell table:style-name="ce54" table:formula="of:=[.C30]" office:value-type="string" office:string-value="250.00" calcext:value-type="string">
            <text:p>250.00</text:p>
          </table:table-cell>
          <table:table-cell table:style-name="ce46" table:formula="of:=[.D30]" office:value-type="string" office:string-value="250.00" calcext:value-type="string">
            <text:p>250.00</text:p>
          </table:table-cell>
          <table:table-cell table:style-name="ce54" table:formula="of:=[.E30]*[.F$25]" office:value-type="float" office:value="250" calcext:value-type="float">
            <text:p>250.00</text:p>
          </table:table-cell>
          <table:table-cell table:style-name="ce46" table:formula="of:=[.F30]" office:value-type="float" office:value="250" calcext:value-type="float">
            <text:p>250.00</text:p>
          </table:table-cell>
          <table:table-cell table:style-name="ce54" table:formula="of:=[.G30]*[.H$25]" office:value-type="float" office:value="250" calcext:value-type="float">
            <text:p>250.00</text:p>
          </table:table-cell>
          <table:table-cell table:style-name="ce46" table:formula="of:=[.H30]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4" table:formula="of:=[.C10]*[$'First Equity Round'.$F$9]*[$'First Equity Round'.$C$39]" office:value-type="string" office:string-value="250.00" calcext:value-type="string">
            <text:p>250.00</text:p>
          </table:table-cell>
          <table:table-cell table:style-name="ce54" table:formula="of:=[.C31]" office:value-type="string" office:string-value="250.00" calcext:value-type="string">
            <text:p>250.00</text:p>
          </table:table-cell>
          <table:table-cell table:style-name="ce46" table:formula="of:=[.D31]" office:value-type="string" office:string-value="250.00" calcext:value-type="string">
            <text:p>250.00</text:p>
          </table:table-cell>
          <table:table-cell table:style-name="ce54" table:formula="of:=[.E31]*[.F$25]" office:value-type="float" office:value="250" calcext:value-type="float">
            <text:p>250.00</text:p>
          </table:table-cell>
          <table:table-cell table:style-name="ce46" table:formula="of:=[.F31]" office:value-type="float" office:value="250" calcext:value-type="float">
            <text:p>250.00</text:p>
          </table:table-cell>
          <table:table-cell table:style-name="ce54" table:formula="of:=[.G31]*[.H$25]" office:value-type="float" office:value="250" calcext:value-type="float">
            <text:p>250.00</text:p>
          </table:table-cell>
          <table:table-cell table:style-name="ce46" table:formula="of:=[.H31]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2">
          <table:table-cell/>
          <table:table-cell table:style-name="ce37" table:formula="of:=[$'Debt Round'.E5]" office:value-type="string" office:string-value="Mia Mumman" calcext:value-type="string">
            <text:p>Mia Mumman</text:p>
          </table:table-cell>
          <table:table-cell table:style-name="ce94" table:formula="of:=[.C11]*[$'First Equity Round'.$F$9]*[$'First Equity Round'.$C$39]" office:value-type="string" office:string-value="250.00" calcext:value-type="string">
            <text:p>250.00</text:p>
          </table:table-cell>
          <table:table-cell table:style-name="ce54" table:formula="of:=[.C32]" office:value-type="string" office:string-value="250.00" calcext:value-type="string">
            <text:p>250.00</text:p>
          </table:table-cell>
          <table:table-cell table:style-name="ce46" table:formula="of:=[.D32]" office:value-type="string" office:string-value="250.00" calcext:value-type="string">
            <text:p>250.00</text:p>
          </table:table-cell>
          <table:table-cell table:style-name="ce54" table:formula="of:=[.E32]*[.F$25]" office:value-type="float" office:value="250" calcext:value-type="float">
            <text:p>250.00</text:p>
          </table:table-cell>
          <table:table-cell table:style-name="ce46" table:formula="of:=[.F32]" office:value-type="float" office:value="250" calcext:value-type="float">
            <text:p>250.00</text:p>
          </table:table-cell>
          <table:table-cell table:style-name="ce54" table:formula="of:=[.G32]*[.H$25]" office:value-type="float" office:value="250" calcext:value-type="float">
            <text:p>250.00</text:p>
          </table:table-cell>
          <table:table-cell table:style-name="ce46" table:formula="of:=[.H32]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5]" office:value-type="string" office:string-value="Golu" calcext:value-type="string">
            <text:p>Golu</text:p>
          </table:table-cell>
          <table:table-cell table:style-name="ce64" table:formula="of:=[.C12]*[$'First Equity Round'.$F$9]*[$'First Equity Round'.$C$39]" office:value-type="string" office:string-value="250.00" calcext:value-type="string">
            <text:p>250.00</text:p>
          </table:table-cell>
          <table:table-cell table:style-name="ce54" table:formula="of:=[.C33]" office:value-type="string" office:string-value="250.00" calcext:value-type="string">
            <text:p>250.00</text:p>
          </table:table-cell>
          <table:table-cell table:style-name="ce46" table:formula="of:=[.D33]" office:value-type="string" office:string-value="250.00" calcext:value-type="string">
            <text:p>250.00</text:p>
          </table:table-cell>
          <table:table-cell table:style-name="ce54" table:formula="of:=[.E33]*[.F$25]" office:value-type="float" office:value="250" calcext:value-type="float">
            <text:p>250.00</text:p>
          </table:table-cell>
          <table:table-cell table:style-name="ce46" table:formula="of:=[.F33]" office:value-type="float" office:value="250" calcext:value-type="float">
            <text:p>250.00</text:p>
          </table:table-cell>
          <table:table-cell table:style-name="ce54" table:formula="of:=[.G33]*[.H$25]" office:value-type="float" office:value="250" calcext:value-type="float">
            <text:p>250.00</text:p>
          </table:table-cell>
          <table:table-cell table:style-name="ce46" table:formula="of:=[.H33]" office:value-type="float" office:value="250" calcext:value-type="float">
            <text:p>250.0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46" table:formula="of:=SUM([.C$30:.C33])" office:value-type="string" office:string-value="1,000.00" calcext:value-type="string">
            <text:p>1,000.00</text:p>
          </table:table-cell>
          <table:table-cell table:style-name="ce101" table:formula="of:=[.C34]/(1-[.D13])*[.D13]" office:value-type="string" office:string-value="111.11" calcext:value-type="string">
            <text:p>111.11</text:p>
          </table:table-cell>
          <table:table-cell table:style-name="ce109" table:formula="of:=[.D34]" office:value-type="string" office:string-value="111.11" calcext:value-type="string">
            <text:p>111.11</text:p>
          </table:table-cell>
          <table:table-cell table:style-name="ce117" table:formula="of:=[.E34]*[.F$25]" office:value-type="float" office:value="111.11" calcext:value-type="float">
            <text:p>111.11</text:p>
          </table:table-cell>
          <table:table-cell table:style-name="ce109" table:formula="of:=[.F34]" office:value-type="float" office:value="111.11" calcext:value-type="float">
            <text:p>111.11</text:p>
          </table:table-cell>
          <table:table-cell table:style-name="ce117" table:formula="of:=[.G34]*[.H$25]" office:value-type="float" office:value="111.11" calcext:value-type="float">
            <text:p>111.11</text:p>
          </table:table-cell>
          <table:table-cell table:style-name="ce109" table:formula="of:=[.H34]" office:value-type="float" office:value="111.11" calcext:value-type="float">
            <text:p>111.11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73"/>
          <table:table-cell table:style-name="ce46" table:formula="of:=SUM([.D$30:.D34])" office:value-type="string" office:string-value="1,111.11" calcext:value-type="string">
            <text:p>1,111.11</text:p>
          </table:table-cell>
          <table:table-cell table:style-name="ce46" table:formula="of:=[.D$35]/(1-SUM([.E$14:.E$18]))*[.E14]" office:value-type="float" office:value="1.888887" calcext:value-type="float">
            <text:p>1.89</text:p>
          </table:table-cell>
          <table:table-cell table:style-name="ce54" table:formula="of:=[.E35]*[.F$25]" office:value-type="float" office:value="1.888887" calcext:value-type="float">
            <text:p>1.89</text:p>
          </table:table-cell>
          <table:table-cell table:style-name="ce24" table:formula="of:=[.F35]" office:value-type="float" office:value="1.888887" calcext:value-type="float">
            <text:p>1.89</text:p>
          </table:table-cell>
          <table:table-cell table:style-name="ce54" table:formula="of:=[.G35]*[.H$25]" office:value-type="float" office:value="1.888887" calcext:value-type="float">
            <text:p>1.89</text:p>
          </table:table-cell>
          <table:table-cell table:style-name="ce24" table:formula="of:=[.H35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73"/>
          <table:table-cell table:style-name="ce102"/>
          <table:table-cell table:style-name="ce46" table:formula="of:=[.D$35]/(1-SUM([.E$14:.E$18]))*[.E15]" office:value-type="float" office:value="1.888887" calcext:value-type="float">
            <text:p>1.89</text:p>
          </table:table-cell>
          <table:table-cell table:style-name="ce54" table:formula="of:=[.E36]*[.F$25]" office:value-type="float" office:value="1.888887" calcext:value-type="float">
            <text:p>1.89</text:p>
          </table:table-cell>
          <table:table-cell table:style-name="ce24" table:formula="of:=[.F36]" office:value-type="float" office:value="1.888887" calcext:value-type="float">
            <text:p>1.89</text:p>
          </table:table-cell>
          <table:table-cell table:style-name="ce54" table:formula="of:=[.G36]*[.H$25]" office:value-type="float" office:value="1.888887" calcext:value-type="float">
            <text:p>1.89</text:p>
          </table:table-cell>
          <table:table-cell table:style-name="ce24" table:formula="of:=[.H36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73"/>
          <table:table-cell table:style-name="ce102"/>
          <table:table-cell table:style-name="ce46" table:formula="of:=[.D$35]/(1-SUM([.E$14:.E$18]))*[.E16]" office:value-type="float" office:value="1.888887" calcext:value-type="float">
            <text:p>1.89</text:p>
          </table:table-cell>
          <table:table-cell table:style-name="ce54" table:formula="of:=[.E37]*[.F$25]" office:value-type="float" office:value="1.888887" calcext:value-type="float">
            <text:p>1.89</text:p>
          </table:table-cell>
          <table:table-cell table:style-name="ce24" table:formula="of:=[.F37]" office:value-type="float" office:value="1.888887" calcext:value-type="float">
            <text:p>1.89</text:p>
          </table:table-cell>
          <table:table-cell table:style-name="ce54" table:formula="of:=[.G37]*[.H$25]" office:value-type="float" office:value="1.888887" calcext:value-type="float">
            <text:p>1.89</text:p>
          </table:table-cell>
          <table:table-cell table:style-name="ce24" table:formula="of:=[.H37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73"/>
          <table:table-cell table:style-name="ce102"/>
          <table:table-cell table:style-name="ce46" table:formula="of:=[.D$35]/(1-SUM([.E$14:.E$18]))*[.E17]" office:value-type="float" office:value="1.888887" calcext:value-type="float">
            <text:p>1.89</text:p>
          </table:table-cell>
          <table:table-cell table:style-name="ce54" table:formula="of:=[.E38]*[.F$25]" office:value-type="float" office:value="1.888887" calcext:value-type="float">
            <text:p>1.89</text:p>
          </table:table-cell>
          <table:table-cell table:style-name="ce24" table:formula="of:=[.F38]" office:value-type="float" office:value="1.888887" calcext:value-type="float">
            <text:p>1.89</text:p>
          </table:table-cell>
          <table:table-cell table:style-name="ce54" table:formula="of:=[.G38]*[.H$25]" office:value-type="float" office:value="1.888887" calcext:value-type="float">
            <text:p>1.89</text:p>
          </table:table-cell>
          <table:table-cell table:style-name="ce24" table:formula="of:=[.H38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73"/>
          <table:table-cell table:style-name="ce100"/>
          <table:table-cell table:style-name="ce46" table:formula="of:=[.D$35]/(1-SUM([.E$14:.E$18]))*[.E18]" office:value-type="float" office:value="111.111" calcext:value-type="float">
            <text:p>111.11</text:p>
          </table:table-cell>
          <table:table-cell table:style-name="ce54" table:formula="of:=[.E39]*[.F$25]" office:value-type="float" office:value="111.111" calcext:value-type="float">
            <text:p>111.11</text:p>
          </table:table-cell>
          <table:table-cell table:style-name="ce24" table:formula="of:=[.F39]" office:value-type="float" office:value="111.111" calcext:value-type="float">
            <text:p>111.11</text:p>
          </table:table-cell>
          <table:table-cell table:style-name="ce54" table:formula="of:=[.G39]*[.H$25]" office:value-type="float" office:value="111.111" calcext:value-type="float">
            <text:p>111.11</text:p>
          </table:table-cell>
          <table:table-cell table:style-name="ce24" table:formula="of:=[.H39]" office:value-type="float" office:value="111.111" calcext:value-type="float">
            <text:p>111.11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73"/>
          <table:table-cell table:style-name="ce42"/>
          <table:table-cell table:style-name="ce110" table:formula="of:=SUM([.E$30:.E39])" office:value-type="string" office:string-value="1,243.78" calcext:value-type="string">
            <text:p>1,243.78</text:p>
          </table:table-cell>
          <table:table-cell table:style-name="ce101" table:formula="of:=[.E40]/(1-[.F19])*[.F19]" office:value-type="string" office:string-value="138.20" calcext:value-type="string">
            <text:p>138.20</text:p>
          </table:table-cell>
          <table:table-cell table:style-name="ce119" table:formula="of:=[.F40]" office:value-type="string" office:string-value="138.20" calcext:value-type="string">
            <text:p>138.20</text:p>
          </table:table-cell>
          <table:table-cell table:style-name="ce117" table:formula="of:=[.G40]*[.H$25]" office:value-type="float" office:value="138.2" calcext:value-type="float">
            <text:p>138.20</text:p>
          </table:table-cell>
          <table:table-cell table:style-name="ce119" table:formula="of:=[.H40]" office:value-type="float" office:value="138.2" calcext:value-type="float">
            <text:p>138.20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9" table:number-columns-repeated="3"/>
          <table:table-cell table:style-name="ce46" table:formula="of:=SUM([.F$30:.F40])" office:value-type="string" office:string-value="1,381.98" calcext:value-type="string">
            <text:p>1,381.98</text:p>
          </table:table-cell>
          <table:table-cell table:style-name="ce120" table:formula="of:=[.F41]/(1-[.G20])*[.G20]" office:value-type="string" office:string-value="153.55" calcext:value-type="string">
            <text:p>153.55</text:p>
          </table:table-cell>
          <table:table-cell table:style-name="ce54" table:formula="of:=[.G41]*[.H$25]" office:value-type="float" office:value="153.55" calcext:value-type="float">
            <text:p>153.55</text:p>
          </table:table-cell>
          <table:table-cell table:style-name="ce24" table:formula="of:=[.H41]" office:value-type="float" office:value="153.55" calcext:value-type="float">
            <text:p>153.55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9" table:number-columns-repeated="3"/>
          <table:table-cell table:style-name="ce32"/>
          <table:table-cell table:style-name="ce46" table:formula="of:=SUM([.G$30:.G41])" office:value-type="string" office:string-value="1,535.53" calcext:value-type="string">
            <text:p>1,535.53</text:p>
          </table:table-cell>
          <table:table-cell table:style-name="ce101" table:formula="of:=[.G42]/(1-[.H21])*[.H21]" office:value-type="string" office:string-value="170.61" calcext:value-type="string">
            <text:p>170.61</text:p>
          </table:table-cell>
          <table:table-cell table:style-name="ce119" table:formula="of:=[.H42]" office:value-type="string" office:string-value="170.61" calcext:value-type="string">
            <text:p>170.61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9" table:number-columns-repeated="5"/>
          <table:table-cell table:style-name="ce46" table:formula="of:=SUM([.H$30:.H42])" office:value-type="string" office:string-value="1,706.15" calcext:value-type="string">
            <text:p>1,706.15</text:p>
          </table:table-cell>
          <table:table-cell table:style-name="ce120" table:formula="of:=[.H43]/(1-[.I22])*[.I22]" office:value-type="string" office:string-value="189.57" calcext:value-type="string">
            <text:p>189.57</text:p>
          </table:table-cell>
          <table:table-cell table:number-columns-repeated="1015"/>
        </table:table-row>
        <table:table-row table:style-name="ro2">
          <table:table-cell/>
          <table:table-cell table:style-name="ce9" table:number-columns-repeated="4"/>
          <table:table-cell table:style-name="ce32"/>
          <table:table-cell table:style-name="ce9" table:number-columns-repeated="2"/>
          <table:table-cell table:style-name="ce46" table:formula="of:=SUM([.I$30:.I43])" office:value-type="string" office:string-value="1,895.72" calcext:value-type="string">
            <text:p>1,895.72</text:p>
          </table:table-cell>
          <table:table-cell table:number-columns-repeated="1015"/>
        </table:table-row>
        <table:table-row table:style-name="ro2">
          <table:table-cell/>
          <table:table-cell table:style-name="ce20" table:number-columns-repeated="4"/>
          <table:table-cell table:style-name="ce8"/>
          <table:table-cell table:style-name="ce20" table:number-columns-repeated="3"/>
          <table:table-cell table:number-columns-repeated="1015"/>
        </table:table-row>
        <table:table-row table:style-name="ro2">
          <table:table-cell/>
          <table:table-cell table:style-name="ce87" office:value-type="string" calcext:value-type="string" table:number-columns-spanned="2" table:number-rows-spanned="1">
            <text:p>Appreciation</text:p>
          </table:table-cell>
          <table:covered-table-cell/>
          <table:table-cell table:style-name="ce103" office:value-type="string" calcext:value-type="string" table:number-columns-spanned="2" table:number-rows-spanned="1">
            <text:p>Round 1 (Price per Share)</text:p>
          </table:table-cell>
          <table:covered-table-cell table:style-name="ce111"/>
          <table:table-cell table:style-name="ce118" office:value-type="string" calcext:value-type="string" table:number-columns-spanned="2" table:number-rows-spanned="1">
            <text:p>Round 2 (Price per Share)</text:p>
          </table:table-cell>
          <table:covered-table-cell table:style-name="ce111"/>
          <table:table-cell table:style-name="ce123" office:value-type="string" calcext:value-type="string" table:number-columns-spanned="2" table:number-rows-spanned="1">
            <text:p>Round 3 (Price per Share)</text:p>
          </table:table-cell>
          <table:covered-table-cell table:style-name="ce111"/>
          <table:table-cell table:number-columns-repeated="1015"/>
        </table:table-row>
        <table:table-row table:style-name="ro2">
          <table:table-cell/>
          <table:table-cell table:style-name="ce88" office:value-type="string" calcext:value-type="string">
            <text:p>Stakeholders</text:p>
          </table:table-cell>
          <table:table-cell table:style-name="ce70" office:value-type="string" calcext:value-type="string">
            <text:p>Initial</text:p>
          </table:table-cell>
          <table:table-cell table:style-name="ce63" office:value-type="string" calcext:value-type="string">
            <text:p>Final</text:p>
          </table:table-cell>
          <table:table-cell table:style-name="ce70" office:value-type="string" calcext:value-type="string">
            <text:p>Growth</text:p>
          </table:table-cell>
          <table:table-cell table:style-name="ce48" office:value-type="string" calcext:value-type="string">
            <text:p>Final</text:p>
          </table:table-cell>
          <table:table-cell table:style-name="ce68" office:value-type="string" calcext:value-type="string">
            <text:p>Growth</text:p>
          </table:table-cell>
          <table:table-cell table:style-name="ce48" office:value-type="string" calcext:value-type="string">
            <text:p>Final</text:p>
          </table:table-cell>
          <table:table-cell table:style-name="ce68" office:value-type="string" calcext:value-type="string">
            <text:p>Growth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9]" office:value-type="string" office:string-value="1,20,600.00" calcext:value-type="string">
            <text:p>1,20,600.00</text:p>
          </table:table-cell>
          <table:table-cell table:style-name="ce112" table:formula="of:=[.D48]/[.C48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48]/[.C48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48]/[.C48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9]" office:value-type="string" office:string-value="1,20,600.00" calcext:value-type="string">
            <text:p>1,20,600.00</text:p>
          </table:table-cell>
          <table:table-cell table:style-name="ce112" table:formula="of:=[.D49]/[.C49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49]/[.C49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49]/[.C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5]" office:value-type="string" office:string-value="Mia Mumman" calcext:value-type="string">
            <text:p>Mia Mumman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9]" office:value-type="string" office:string-value="1,20,600.00" calcext:value-type="string">
            <text:p>1,20,600.00</text:p>
          </table:table-cell>
          <table:table-cell table:style-name="ce112" table:formula="of:=[.D50]/[.C50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0]/[.C50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0]/[.C50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5]" office:value-type="string" office:string-value="Golu" calcext:value-type="string">
            <text:p>Golu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9]" office:value-type="string" office:string-value="1,20,600.00" calcext:value-type="string">
            <text:p>1,20,600.00</text:p>
          </table:table-cell>
          <table:table-cell table:style-name="ce112" table:formula="of:=[.D51]/[.C51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1]/[.C51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1]/[.C51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24" table:formula="of:=[.D29]" office:value-type="string" office:string-value="1,21,500.00" calcext:value-type="string">
            <text:p>1,21,500.00</text:p>
          </table:table-cell>
          <table:table-cell table:style-name="ce17" table:formula="of:=[.E29]" office:value-type="string" office:string-value="1,20,600.00" calcext:value-type="string">
            <text:p>1,20,600.00</text:p>
          </table:table-cell>
          <table:table-cell table:style-name="ce112" table:formula="of:=[.D52]/[.C52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2]/[.C52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2]/[.C52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24" table:formula="of:=[$'Debt Round'.C9]" office:value-type="string" office:string-value="1,00,000.00" calcext:value-type="string">
            <text:p>1,00,000.00</text:p>
          </table:table-cell>
          <table:table-cell table:style-name="ce17" table:formula="of:=[$'Debt Round'.C9]/(1-[$'Debt Round'.C10])" office:value-type="string" office:string-value="2,50,000.00" calcext:value-type="string">
            <text:p>2,50,000.00</text:p>
          </table:table-cell>
          <table:table-cell table:style-name="ce112" table:formula="of:=[.D53]/[.C53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3]/[.E$29]*[.E53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3]/[.E$29]*[.E53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24" table:formula="of:=[$'Debt Round'.D9]" office:value-type="string" office:string-value="1,00,000.00" calcext:value-type="string">
            <text:p>1,00,000.00</text:p>
          </table:table-cell>
          <table:table-cell table:style-name="ce17" table:formula="of:=[$'Debt Round'.D9]/(1-[$'Debt Round'.D10])" office:value-type="string" office:string-value="2,50,000.00" calcext:value-type="string">
            <text:p>2,50,000.00</text:p>
          </table:table-cell>
          <table:table-cell table:style-name="ce112" table:formula="of:=[.D54]/[.C54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4]/[.E$29]*[.E54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4]/[.E$29]*[.E5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24" table:formula="of:=[$'Debt Round'.E9]" office:value-type="string" office:string-value="1,00,000.00" calcext:value-type="string">
            <text:p>1,00,000.00</text:p>
          </table:table-cell>
          <table:table-cell table:style-name="ce17" table:formula="of:=[$'Debt Round'.E9]/(1-[$'Debt Round'.E10])" office:value-type="string" office:string-value="2,50,000.00" calcext:value-type="string">
            <text:p>2,50,000.00</text:p>
          </table:table-cell>
          <table:table-cell table:style-name="ce112" table:formula="of:=[.D55]/[.C55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5]/[.E$29]*[.E55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5]/[.E$29]*[.E55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24" table:formula="of:=[$'Debt Round'.F9]" office:value-type="string" office:string-value="1,00,000.00" calcext:value-type="string">
            <text:p>1,00,000.00</text:p>
          </table:table-cell>
          <table:table-cell table:style-name="ce17" table:formula="of:=[$'Debt Round'.F9]/(1-[$'Debt Round'.F10])" office:value-type="string" office:string-value="2,50,000.00" calcext:value-type="string">
            <text:p>2,50,000.00</text:p>
          </table:table-cell>
          <table:table-cell table:style-name="ce112" table:formula="of:=[.D56]/[.C56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6]/[.E$29]*[.E56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6]/[.E$29]*[.E56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24" table:formula="of:=[.E29]" office:value-type="string" office:string-value="1,20,600.00" calcext:value-type="string">
            <text:p>1,20,600.00</text:p>
          </table:table-cell>
          <table:table-cell table:style-name="ce18" table:formula="of:=[.E29]" office:value-type="string" office:string-value="1,20,600.00" calcext:value-type="string">
            <text:p>1,20,600.00</text:p>
          </table:table-cell>
          <table:table-cell table:style-name="ce113" table:formula="of:=[.D57]/[.C57]" office:value-type="string" office:string-value="" calcext:value-type="error">
            <text:p>#VALUE!</text:p>
          </table:table-cell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7]/[.C57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7]/[.C5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24" table:formula="of:=[.G$29]" office:value-type="string" office:string-value="2,93,058.00" calcext:value-type="string">
            <text:p>2,93,058.00</text:p>
          </table:table-cell>
          <table:table-cell table:style-name="ce73"/>
          <table:table-cell table:style-name="ce102"/>
          <table:table-cell table:style-name="ce17" table:formula="of:=[.G$29]" office:value-type="string" office:string-value="2,93,058.00" calcext:value-type="string">
            <text:p>2,93,058.00</text:p>
          </table:table-cell>
          <table:table-cell table:style-name="ce112" table:formula="of:=[.F58]/[.C58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8]/[.C58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24" table:formula="of:=[.G$29]" office:value-type="string" office:string-value="2,93,058.00" calcext:value-type="string">
            <text:p>2,93,058.00</text:p>
          </table:table-cell>
          <table:table-cell table:style-name="ce73"/>
          <table:table-cell table:style-name="ce102"/>
          <table:table-cell table:style-name="ce18" table:formula="of:=[.G$29]" office:value-type="string" office:string-value="2,93,058.00" calcext:value-type="string">
            <text:p>2,93,058.00</text:p>
          </table:table-cell>
          <table:table-cell table:style-name="ce113" table:formula="of:=[.F59]/[.C59]" office:value-type="string" office:string-value="" calcext:value-type="error">
            <text:p>#VALUE!</text:p>
          </table:table-cell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59]/[.C5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24" table:formula="of:=[.I$29]" office:value-type="string" office:string-value="7,12,130.94" calcext:value-type="string">
            <text:p>7,12,130.94</text:p>
          </table:table-cell>
          <table:table-cell table:style-name="ce73" table:number-columns-repeated="3"/>
          <table:table-cell table:style-name="ce102"/>
          <table:table-cell table:style-name="ce17" table:formula="of:=[.I$29]" office:value-type="string" office:string-value="7,12,130.94" calcext:value-type="string">
            <text:p>7,12,130.94</text:p>
          </table:table-cell>
          <table:table-cell table:style-name="ce112" table:formula="of:=[.H60]/[.C60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25" table:formula="of:=[.I$29]" office:value-type="string" office:string-value="7,12,130.94" calcext:value-type="string">
            <text:p>7,12,130.94</text:p>
          </table:table-cell>
          <table:table-cell table:style-name="ce73" table:number-columns-repeated="3"/>
          <table:table-cell table:style-name="ce102"/>
          <table:table-cell table:style-name="ce18" table:formula="of:=[.I$29]" office:value-type="string" office:string-value="7,12,130.94" calcext:value-type="string">
            <text:p>7,12,130.94</text:p>
          </table:table-cell>
          <table:table-cell table:style-name="ce113" table:formula="of:=[.H61]/[.C61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shold Valuation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3" table:style-name="ce10"/>
          <table:covered-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ebt Round</text:p>
          </table:table-cell>
          <table:table-cell table:style-name="ce129" table:formula="of:=[$'Debt Round'.C6]" office:value-type="string" office:string-value="Guddan" calcext:value-type="string">
            <text:p>Guddan</text:p>
          </table:table-cell>
          <table:table-cell table:style-name="ce14" table:formula="of:=[$'Debt Round'.D6]" office:value-type="string" office:string-value="Laali" calcext:value-type="string">
            <text:p>Laali</text:p>
          </table:table-cell>
          <table:table-cell table:style-name="ce14" table:formula="of:=[$'Debt Round'.E6]" office:value-type="string" office:string-value="Puttan" calcext:value-type="string">
            <text:p>Puttan</text:p>
          </table:table-cell>
          <table:table-cell table:style-name="ce21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style-name="ce17" office:value-type="float" office:value="500000" calcext:value-type="float">
            <text:p>500,000.00</text:p>
          </table:table-cell>
          <table:table-cell table:style-name="ce17" office:value-type="float" office:value="40000" calcext:value-type="float">
            <text:p>40,000.00</text:p>
          </table:table-cell>
          <table:table-cell table:style-name="ce17" office:value-type="float" office:value="500000" calcext:value-type="float">
            <text:p>500,000.00</text:p>
          </table:table-cell>
          <table:table-cell table:style-name="ce24" office:value-type="float" office:value="200000" calcext:value-type="float">
            <text:p>200,000.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iscount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16" table:formula="of:=[.C6]" office:value-type="percentage" office:value="0.6" calcext:value-type="percentage">
            <text:p>60.00%</text:p>
          </table:table-cell>
          <table:table-cell table:style-name="ce16" table:formula="of:=[.D6]" office:value-type="percentage" office:value="0.6" calcext:value-type="percentage">
            <text:p>60.00%</text:p>
          </table:table-cell>
          <table:table-cell table:style-name="ce23" table:formula="of:=[.E6]" office:value-type="percentage" office:value="0.6" calcext:value-type="percentage">
            <text:p>60.00%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Total Worth</text:p>
          </table:table-cell>
          <table:table-cell table:style-name="ce18" table:formula="of:=[.C5]/(1-[.C6])" office:value-type="float" office:value="1250000" calcext:value-type="float">
            <text:p>1,250,000.00</text:p>
          </table:table-cell>
          <table:table-cell table:style-name="ce18" table:formula="of:=[.D5]/(1-[.D6])" office:value-type="float" office:value="100000" calcext:value-type="float">
            <text:p>100,000.00</text:p>
          </table:table-cell>
          <table:table-cell table:style-name="ce18" table:formula="of:=[.E5]/(1-[.E6])" office:value-type="float" office:value="1250000" calcext:value-type="float">
            <text:p>1,250,000.00</text:p>
          </table:table-cell>
          <table:table-cell table:style-name="ce25" table:formula="of:=[.F5]/(1-[.F6])" office:value-type="float" office:value="500000" calcext:value-type="float">
            <text:p>500,000.00</text:p>
          </table:table-cell>
          <table:table-cell table:number-columns-repeated="1018"/>
        </table:table-row>
        <table:table-row table:style-name="ro2">
          <table:table-cell/>
          <table:table-cell table:style-name="ce126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hareholding</text:p>
          </table:table-cell>
          <table:table-cell table:style-name="ce48" table:formula="of:=[$'Debt Round'.C6]" office:value-type="string" office:string-value="Guddan" calcext:value-type="string">
            <text:p>Guddan</text:p>
          </table:table-cell>
          <table:table-cell table:style-name="ce48" table:formula="of:=[$'Debt Round'.D6]" office:value-type="string" office:string-value="Laali" calcext:value-type="string">
            <text:p>Laali</text:p>
          </table:table-cell>
          <table:table-cell table:style-name="ce48" table:formula="of:=[$'Debt Round'.E6]" office:value-type="string" office:string-value="Puttan" calcext:value-type="string">
            <text:p>Puttan</text:p>
          </table:table-cell>
          <table:table-cell table:style-name="ce68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0000000" calcext:value-type="float">
            <text:p>10,000,000.00</text:p>
          </table:table-cell>
          <table:table-cell table:style-name="ce130" table:formula="of:=[.C$7]/[.$B10]" office:value-type="percentage" office:value="0.125" calcext:value-type="percentage">
            <text:p>12.50%</text:p>
          </table:table-cell>
          <table:table-cell table:style-name="ce124" table:formula="of:=[.D$7]/[.$B10]" office:value-type="percentage" office:value="0.01" calcext:value-type="percentage">
            <text:p>1.00%</text:p>
          </table:table-cell>
          <table:table-cell table:style-name="ce124" table:formula="of:=[.E$7]/[.$B10]" office:value-type="percentage" office:value="0.125" calcext:value-type="percentage">
            <text:p>12.50%</text:p>
          </table:table-cell>
          <table:table-cell table:style-name="ce91" table:formula="of:=[.F$7]/[.$B10]" office:value-type="percentage" office:value="0.05" calcext:value-type="percentage">
            <text:p>5.00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20000000" calcext:value-type="float">
            <text:p>20,000,000.00</text:p>
          </table:table-cell>
          <table:table-cell table:style-name="ce131" table:formula="of:=[.C$7]/[.$B11]" office:value-type="percentage" office:value="0.0625" calcext:value-type="percentage">
            <text:p>6.25%</text:p>
          </table:table-cell>
          <table:table-cell table:style-name="ce69" table:formula="of:=[.D$7]/[.$B11]" office:value-type="percentage" office:value="0.005" calcext:value-type="percentage">
            <text:p>0.50%</text:p>
          </table:table-cell>
          <table:table-cell table:style-name="ce69" table:formula="of:=[.E$7]/[.$B11]" office:value-type="percentage" office:value="0.0625" calcext:value-type="percentage">
            <text:p>6.25%</text:p>
          </table:table-cell>
          <table:table-cell table:style-name="ce51" table:formula="of:=[.F$7]/[.$B11]" office:value-type="percentage" office:value="0.025" calcext:value-type="percentage">
            <text:p>2.50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30000000" calcext:value-type="float">
            <text:p>30,000,000.00</text:p>
          </table:table-cell>
          <table:table-cell table:style-name="ce131" table:formula="of:=[.C$7]/[.$B12]" office:value-type="percentage" office:value="0.0416666666666667" calcext:value-type="percentage">
            <text:p>4.17%</text:p>
          </table:table-cell>
          <table:table-cell table:style-name="ce69" table:formula="of:=[.D$7]/[.$B12]" office:value-type="percentage" office:value="0.00333333333333333" calcext:value-type="percentage">
            <text:p>0.33%</text:p>
          </table:table-cell>
          <table:table-cell table:style-name="ce69" table:formula="of:=[.E$7]/[.$B12]" office:value-type="percentage" office:value="0.0416666666666667" calcext:value-type="percentage">
            <text:p>4.17%</text:p>
          </table:table-cell>
          <table:table-cell table:style-name="ce51" table:formula="of:=[.F$7]/[.$B12]" office:value-type="percentage" office:value="0.0166666666666667" calcext:value-type="percentage">
            <text:p>1.67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40000000" calcext:value-type="float">
            <text:p>40,000,000.00</text:p>
          </table:table-cell>
          <table:table-cell table:style-name="ce131" table:formula="of:=[.C$7]/[.$B13]" office:value-type="percentage" office:value="0.03125" calcext:value-type="percentage">
            <text:p>3.13%</text:p>
          </table:table-cell>
          <table:table-cell table:style-name="ce69" table:formula="of:=[.D$7]/[.$B13]" office:value-type="percentage" office:value="0.0025" calcext:value-type="percentage">
            <text:p>0.25%</text:p>
          </table:table-cell>
          <table:table-cell table:style-name="ce69" table:formula="of:=[.E$7]/[.$B13]" office:value-type="percentage" office:value="0.03125" calcext:value-type="percentage">
            <text:p>3.13%</text:p>
          </table:table-cell>
          <table:table-cell table:style-name="ce51" table:formula="of:=[.F$7]/[.$B13]" office:value-type="percentage" office:value="0.0125" calcext:value-type="percentage">
            <text:p>1.25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50000000" calcext:value-type="float">
            <text:p>50,000,000.00</text:p>
          </table:table-cell>
          <table:table-cell table:style-name="ce131" table:formula="of:=[.C$7]/[.$B14]" office:value-type="percentage" office:value="0.025" calcext:value-type="percentage">
            <text:p>2.50%</text:p>
          </table:table-cell>
          <table:table-cell table:style-name="ce69" table:formula="of:=[.D$7]/[.$B14]" office:value-type="percentage" office:value="0.002" calcext:value-type="percentage">
            <text:p>0.20%</text:p>
          </table:table-cell>
          <table:table-cell table:style-name="ce69" table:formula="of:=[.E$7]/[.$B14]" office:value-type="percentage" office:value="0.025" calcext:value-type="percentage">
            <text:p>2.50%</text:p>
          </table:table-cell>
          <table:table-cell table:style-name="ce51" table:formula="of:=[.F$7]/[.$B14]" office:value-type="percentage" office:value="0.01" calcext:value-type="percentage">
            <text:p>1.00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60000000" calcext:value-type="float">
            <text:p>60,000,000.00</text:p>
          </table:table-cell>
          <table:table-cell table:style-name="ce131" table:formula="of:=[.C$7]/[.$B15]" office:value-type="percentage" office:value="0.0208333333333333" calcext:value-type="percentage">
            <text:p>2.08%</text:p>
          </table:table-cell>
          <table:table-cell table:style-name="ce69" table:formula="of:=[.D$7]/[.$B15]" office:value-type="percentage" office:value="0.00166666666666667" calcext:value-type="percentage">
            <text:p>0.17%</text:p>
          </table:table-cell>
          <table:table-cell table:style-name="ce69" table:formula="of:=[.E$7]/[.$B15]" office:value-type="percentage" office:value="0.0208333333333333" calcext:value-type="percentage">
            <text:p>2.08%</text:p>
          </table:table-cell>
          <table:table-cell table:style-name="ce51" table:formula="of:=[.F$7]/[.$B15]" office:value-type="percentage" office:value="0.00833333333333333" calcext:value-type="percentage">
            <text:p>0.83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70000000" calcext:value-type="float">
            <text:p>70,000,000.00</text:p>
          </table:table-cell>
          <table:table-cell table:style-name="ce131" table:formula="of:=[.C$7]/[.$B16]" office:value-type="percentage" office:value="0.0178571428571429" calcext:value-type="percentage">
            <text:p>1.79%</text:p>
          </table:table-cell>
          <table:table-cell table:style-name="ce69" table:formula="of:=[.D$7]/[.$B16]" office:value-type="percentage" office:value="0.00142857142857143" calcext:value-type="percentage">
            <text:p>0.14%</text:p>
          </table:table-cell>
          <table:table-cell table:style-name="ce69" table:formula="of:=[.E$7]/[.$B16]" office:value-type="percentage" office:value="0.0178571428571429" calcext:value-type="percentage">
            <text:p>1.79%</text:p>
          </table:table-cell>
          <table:table-cell table:style-name="ce51" table:formula="of:=[.F$7]/[.$B16]" office:value-type="percentage" office:value="0.00714285714285714" calcext:value-type="percentage">
            <text:p>0.71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80000000" calcext:value-type="float">
            <text:p>80,000,000.00</text:p>
          </table:table-cell>
          <table:table-cell table:style-name="ce131" table:formula="of:=[.C$7]/[.$B17]" office:value-type="percentage" office:value="0.015625" calcext:value-type="percentage">
            <text:p>1.56%</text:p>
          </table:table-cell>
          <table:table-cell table:style-name="ce69" table:formula="of:=[.D$7]/[.$B17]" office:value-type="percentage" office:value="0.00125" calcext:value-type="percentage">
            <text:p>0.13%</text:p>
          </table:table-cell>
          <table:table-cell table:style-name="ce69" table:formula="of:=[.E$7]/[.$B17]" office:value-type="percentage" office:value="0.015625" calcext:value-type="percentage">
            <text:p>1.56%</text:p>
          </table:table-cell>
          <table:table-cell table:style-name="ce51" table:formula="of:=[.F$7]/[.$B17]" office:value-type="percentage" office:value="0.00625" calcext:value-type="percentage">
            <text:p>0.63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90000000" calcext:value-type="float">
            <text:p>90,000,000.00</text:p>
          </table:table-cell>
          <table:table-cell table:style-name="ce131" table:formula="of:=[.C$7]/[.$B18]" office:value-type="percentage" office:value="0.0138888888888889" calcext:value-type="percentage">
            <text:p>1.39%</text:p>
          </table:table-cell>
          <table:table-cell table:style-name="ce69" table:formula="of:=[.D$7]/[.$B18]" office:value-type="percentage" office:value="0.00111111111111111" calcext:value-type="percentage">
            <text:p>0.11%</text:p>
          </table:table-cell>
          <table:table-cell table:style-name="ce69" table:formula="of:=[.E$7]/[.$B18]" office:value-type="percentage" office:value="0.0138888888888889" calcext:value-type="percentage">
            <text:p>1.39%</text:p>
          </table:table-cell>
          <table:table-cell table:style-name="ce51" table:formula="of:=[.F$7]/[.$B18]" office:value-type="percentage" office:value="0.00555555555555556" calcext:value-type="percentage">
            <text:p>0.56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00000000" calcext:value-type="float">
            <text:p>100,000,000.00</text:p>
          </table:table-cell>
          <table:table-cell table:style-name="ce131" table:formula="of:=[.C$7]/[.$B19]" office:value-type="percentage" office:value="0.0125" calcext:value-type="percentage">
            <text:p>1.25%</text:p>
          </table:table-cell>
          <table:table-cell table:style-name="ce69" table:formula="of:=[.D$7]/[.$B19]" office:value-type="percentage" office:value="0.001" calcext:value-type="percentage">
            <text:p>0.10%</text:p>
          </table:table-cell>
          <table:table-cell table:style-name="ce69" table:formula="of:=[.E$7]/[.$B19]" office:value-type="percentage" office:value="0.0125" calcext:value-type="percentage">
            <text:p>1.25%</text:p>
          </table:table-cell>
          <table:table-cell table:style-name="ce51" table:formula="of:=[.F$7]/[.$B19]" office:value-type="percentage" office:value="0.005" calcext:value-type="percentage">
            <text:p>0.50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10000000" calcext:value-type="float">
            <text:p>110,000,000.00</text:p>
          </table:table-cell>
          <table:table-cell table:style-name="ce131" table:formula="of:=[.C$7]/[.$B20]" office:value-type="percentage" office:value="0.0113636363636364" calcext:value-type="percentage">
            <text:p>1.14%</text:p>
          </table:table-cell>
          <table:table-cell table:style-name="ce69" table:formula="of:=[.D$7]/[.$B20]" office:value-type="percentage" office:value="0.000909090909090909" calcext:value-type="percentage">
            <text:p>0.09%</text:p>
          </table:table-cell>
          <table:table-cell table:style-name="ce69" table:formula="of:=[.E$7]/[.$B20]" office:value-type="percentage" office:value="0.0113636363636364" calcext:value-type="percentage">
            <text:p>1.14%</text:p>
          </table:table-cell>
          <table:table-cell table:style-name="ce51" table:formula="of:=[.F$7]/[.$B20]" office:value-type="percentage" office:value="0.00454545454545455" calcext:value-type="percentage">
            <text:p>0.45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20000000" calcext:value-type="float">
            <text:p>120,000,000.00</text:p>
          </table:table-cell>
          <table:table-cell table:style-name="ce131" table:formula="of:=[.C$7]/[.$B21]" office:value-type="percentage" office:value="0.0104166666666667" calcext:value-type="percentage">
            <text:p>1.04%</text:p>
          </table:table-cell>
          <table:table-cell table:style-name="ce69" table:formula="of:=[.D$7]/[.$B21]" office:value-type="percentage" office:value="0.000833333333333334" calcext:value-type="percentage">
            <text:p>0.08%</text:p>
          </table:table-cell>
          <table:table-cell table:style-name="ce69" table:formula="of:=[.E$7]/[.$B21]" office:value-type="percentage" office:value="0.0104166666666667" calcext:value-type="percentage">
            <text:p>1.04%</text:p>
          </table:table-cell>
          <table:table-cell table:style-name="ce51" table:formula="of:=[.F$7]/[.$B21]" office:value-type="percentage" office:value="0.00416666666666667" calcext:value-type="percentage">
            <text:p>0.42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30000000" calcext:value-type="float">
            <text:p>130,000,000.00</text:p>
          </table:table-cell>
          <table:table-cell table:style-name="ce131" table:formula="of:=[.C$7]/[.$B22]" office:value-type="percentage" office:value="0.00961538461538462" calcext:value-type="percentage">
            <text:p>0.96%</text:p>
          </table:table-cell>
          <table:table-cell table:style-name="ce69" table:formula="of:=[.D$7]/[.$B22]" office:value-type="percentage" office:value="0.000769230769230769" calcext:value-type="percentage">
            <text:p>0.08%</text:p>
          </table:table-cell>
          <table:table-cell table:style-name="ce69" table:formula="of:=[.E$7]/[.$B22]" office:value-type="percentage" office:value="0.00961538461538462" calcext:value-type="percentage">
            <text:p>0.96%</text:p>
          </table:table-cell>
          <table:table-cell table:style-name="ce51" table:formula="of:=[.F$7]/[.$B22]" office:value-type="percentage" office:value="0.00384615384615385" calcext:value-type="percentage">
            <text:p>0.38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40000000" calcext:value-type="float">
            <text:p>140,000,000.00</text:p>
          </table:table-cell>
          <table:table-cell table:style-name="ce131" table:formula="of:=[.C$7]/[.$B23]" office:value-type="percentage" office:value="0.00892857142857143" calcext:value-type="percentage">
            <text:p>0.89%</text:p>
          </table:table-cell>
          <table:table-cell table:style-name="ce69" table:formula="of:=[.D$7]/[.$B23]" office:value-type="percentage" office:value="0.000714285714285715" calcext:value-type="percentage">
            <text:p>0.07%</text:p>
          </table:table-cell>
          <table:table-cell table:style-name="ce69" table:formula="of:=[.E$7]/[.$B23]" office:value-type="percentage" office:value="0.00892857142857143" calcext:value-type="percentage">
            <text:p>0.89%</text:p>
          </table:table-cell>
          <table:table-cell table:style-name="ce51" table:formula="of:=[.F$7]/[.$B23]" office:value-type="percentage" office:value="0.00357142857142857" calcext:value-type="percentage">
            <text:p>0.36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50000000" calcext:value-type="float">
            <text:p>150,000,000.00</text:p>
          </table:table-cell>
          <table:table-cell table:style-name="ce132" table:formula="of:=[.C$7]/[.$B24]" office:value-type="percentage" office:value="0.00833333333333333" calcext:value-type="percentage">
            <text:p>0.83%</text:p>
          </table:table-cell>
          <table:table-cell table:style-name="ce66" table:formula="of:=[.D$7]/[.$B24]" office:value-type="percentage" office:value="0.000666666666666667" calcext:value-type="percentage">
            <text:p>0.07%</text:p>
          </table:table-cell>
          <table:table-cell table:style-name="ce66" table:formula="of:=[.E$7]/[.$B24]" office:value-type="percentage" office:value="0.00833333333333333" calcext:value-type="percentage">
            <text:p>0.83%</text:p>
          </table:table-cell>
          <table:table-cell table:style-name="ce85" table:formula="of:=[.F$7]/[.$B24]" office:value-type="percentage" office:value="0.00333333333333333" calcext:value-type="percentage">
            <text:p>0.33%</text:p>
          </table:table-cell>
          <table:table-cell table:number-columns-repeated="1018"/>
        </table:table-row>
        <table:table-row table:style-name="ro2">
          <table:table-cell/>
          <table:table-cell table:style-name="ce126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ppreciation</text:p>
          </table:table-cell>
          <table:table-cell table:style-name="ce48" table:formula="of:=[$'Debt Round'.C6]" office:value-type="string" office:string-value="Guddan" calcext:value-type="string">
            <text:p>Guddan</text:p>
          </table:table-cell>
          <table:table-cell table:style-name="ce48" table:formula="of:=[$'Debt Round'.D6]" office:value-type="string" office:string-value="Laali" calcext:value-type="string">
            <text:p>Laali</text:p>
          </table:table-cell>
          <table:table-cell table:style-name="ce48" table:formula="of:=[$'Debt Round'.E6]" office:value-type="string" office:string-value="Puttan" calcext:value-type="string">
            <text:p>Puttan</text:p>
          </table:table-cell>
          <table:table-cell table:style-name="ce68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60000000" calcext:value-type="float">
            <text:p>160,000,000.00</text:p>
          </table:table-cell>
          <table:table-cell table:style-name="ce130" table:formula="of:=([.$B27]-[.$B$24])/[.$B$24]" office:value-type="percentage" office:value="0.0666666666666667" calcext:value-type="percentage">
            <text:p>6.67%</text:p>
          </table:table-cell>
          <table:table-cell table:style-name="ce124" table:formula="of:=([.$B27]-[.$B$24])/[.$B$24]" office:value-type="percentage" office:value="0.0666666666666667" calcext:value-type="percentage">
            <text:p>6.67%</text:p>
          </table:table-cell>
          <table:table-cell table:style-name="ce124" table:formula="of:=([.$B27]-[.$B$24])/[.$B$24]" office:value-type="percentage" office:value="0.0666666666666667" calcext:value-type="percentage">
            <text:p>6.67%</text:p>
          </table:table-cell>
          <table:table-cell table:style-name="ce91" table:formula="of:=([.$B27]-[.$B$24])/[.$B$24]" office:value-type="percentage" office:value="0.0666666666666667" calcext:value-type="percentage">
            <text:p>6.67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70000000" calcext:value-type="float">
            <text:p>170,000,000.00</text:p>
          </table:table-cell>
          <table:table-cell table:style-name="ce131" table:formula="of:=([.$B28]-[.$B$24])/[.$B$24]" office:value-type="percentage" office:value="0.133333333333334" calcext:value-type="percentage">
            <text:p>13.33%</text:p>
          </table:table-cell>
          <table:table-cell table:style-name="ce69" table:formula="of:=([.$B28]-[.$B$24])/[.$B$24]" office:value-type="percentage" office:value="0.133333333333334" calcext:value-type="percentage">
            <text:p>13.33%</text:p>
          </table:table-cell>
          <table:table-cell table:style-name="ce69" table:formula="of:=([.$B28]-[.$B$24])/[.$B$24]" office:value-type="percentage" office:value="0.133333333333334" calcext:value-type="percentage">
            <text:p>13.33%</text:p>
          </table:table-cell>
          <table:table-cell table:style-name="ce51" table:formula="of:=([.$B28]-[.$B$24])/[.$B$24]" office:value-type="percentage" office:value="0.133333333333334" calcext:value-type="percentage">
            <text:p>13.33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80000000" calcext:value-type="float">
            <text:p>180,000,000.00</text:p>
          </table:table-cell>
          <table:table-cell table:style-name="ce131" table:formula="of:=([.$B29]-[.$B$24])/[.$B$24]" office:value-type="percentage" office:value="0.2" calcext:value-type="percentage">
            <text:p>20.00%</text:p>
          </table:table-cell>
          <table:table-cell table:style-name="ce69" table:formula="of:=([.$B29]-[.$B$24])/[.$B$24]" office:value-type="percentage" office:value="0.2" calcext:value-type="percentage">
            <text:p>20.00%</text:p>
          </table:table-cell>
          <table:table-cell table:style-name="ce69" table:formula="of:=([.$B29]-[.$B$24])/[.$B$24]" office:value-type="percentage" office:value="0.2" calcext:value-type="percentage">
            <text:p>20.00%</text:p>
          </table:table-cell>
          <table:table-cell table:style-name="ce51" table:formula="of:=([.$B29]-[.$B$24])/[.$B$24]" office:value-type="percentage" office:value="0.2" calcext:value-type="percentage">
            <text:p>20.00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90000000" calcext:value-type="float">
            <text:p>190,000,000.00</text:p>
          </table:table-cell>
          <table:table-cell table:style-name="ce131" table:formula="of:=([.$B30]-[.$B$24])/[.$B$24]" office:value-type="percentage" office:value="0.266666666666667" calcext:value-type="percentage">
            <text:p>26.67%</text:p>
          </table:table-cell>
          <table:table-cell table:style-name="ce69" table:formula="of:=([.$B30]-[.$B$24])/[.$B$24]" office:value-type="percentage" office:value="0.266666666666667" calcext:value-type="percentage">
            <text:p>26.67%</text:p>
          </table:table-cell>
          <table:table-cell table:style-name="ce69" table:formula="of:=([.$B30]-[.$B$24])/[.$B$24]" office:value-type="percentage" office:value="0.266666666666667" calcext:value-type="percentage">
            <text:p>26.67%</text:p>
          </table:table-cell>
          <table:table-cell table:style-name="ce51" table:formula="of:=([.$B30]-[.$B$24])/[.$B$24]" office:value-type="percentage" office:value="0.266666666666667" calcext:value-type="percentage">
            <text:p>26.67%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200000000" calcext:value-type="float">
            <text:p>200,000,000.00</text:p>
          </table:table-cell>
          <table:table-cell table:style-name="ce132" table:formula="of:=([.$B31]-[.$B$24])/[.$B$24]" office:value-type="percentage" office:value="0.333333333333333" calcext:value-type="percentage">
            <text:p>33.33%</text:p>
          </table:table-cell>
          <table:table-cell table:style-name="ce66" table:formula="of:=([.$B31]-[.$B$24])/[.$B$24]" office:value-type="percentage" office:value="0.333333333333333" calcext:value-type="percentage">
            <text:p>33.33%</text:p>
          </table:table-cell>
          <table:table-cell table:style-name="ce66" table:formula="of:=([.$B31]-[.$B$24])/[.$B$24]" office:value-type="percentage" office:value="0.333333333333333" calcext:value-type="percentage">
            <text:p>33.33%</text:p>
          </table:table-cell>
          <table:table-cell table:style-name="ce85" table:formula="of:=([.$B31]-[.$B$24])/[.$B$24]" office:value-type="percentage" office:value="0.333333333333333" calcext:value-type="percentage">
            <text:p>33.33%</text:p>
          </table:table-cell>
          <table:table-cell table:number-columns-repeated="1018"/>
        </table:table-row>
        <table:table-row table:style-name="ro2">
          <table:table-cell/>
          <table:table-cell table:style-name="ce126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ppreciation</text:p>
          </table:table-cell>
          <table:table-cell table:style-name="ce48" table:formula="of:=[$'Debt Round'.C6]" office:value-type="string" office:string-value="Guddan" calcext:value-type="string">
            <text:p>Guddan</text:p>
          </table:table-cell>
          <table:table-cell table:style-name="ce48" table:formula="of:=[$'Debt Round'.D6]" office:value-type="string" office:string-value="Laali" calcext:value-type="string">
            <text:p>Laali</text:p>
          </table:table-cell>
          <table:table-cell table:style-name="ce48" table:formula="of:=[$'Debt Round'.E6]" office:value-type="string" office:string-value="Puttan" calcext:value-type="string">
            <text:p>Puttan</text:p>
          </table:table-cell>
          <table:table-cell table:style-name="ce68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60000000" calcext:value-type="float">
            <text:p>160,000,000.00</text:p>
          </table:table-cell>
          <table:table-cell table:style-name="ce133" table:formula="of:=[.C$7]*(1+[.C27])" office:value-type="float" office:value="1333333.33333333" calcext:value-type="float">
            <text:p>1,333,333.33</text:p>
          </table:table-cell>
          <table:table-cell table:style-name="ce135" table:formula="of:=[.D$7]*(1+[.D27])" office:value-type="float" office:value="106666.666666667" calcext:value-type="float">
            <text:p>106,666.67</text:p>
          </table:table-cell>
          <table:table-cell table:style-name="ce135" table:formula="of:=[.E$7]*(1+[.E27])" office:value-type="float" office:value="1333333.33333333" calcext:value-type="float">
            <text:p>1,333,333.33</text:p>
          </table:table-cell>
          <table:table-cell table:style-name="ce71" table:formula="of:=[.F$7]*(1+[.F27])" office:value-type="float" office:value="533333.333333334" calcext:value-type="float">
            <text:p>533,333.33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70000000" calcext:value-type="float">
            <text:p>170,000,000.00</text:p>
          </table:table-cell>
          <table:table-cell table:style-name="ce55" table:formula="of:=[.C$7]*(1+[.C28])" office:value-type="float" office:value="1416666.66666667" calcext:value-type="float">
            <text:p>1,416,666.67</text:p>
          </table:table-cell>
          <table:table-cell table:style-name="ce17" table:formula="of:=[.D$7]*(1+[.D28])" office:value-type="float" office:value="113333.333333333" calcext:value-type="float">
            <text:p>113,333.33</text:p>
          </table:table-cell>
          <table:table-cell table:style-name="ce17" table:formula="of:=[.E$7]*(1+[.E28])" office:value-type="float" office:value="1416666.66666667" calcext:value-type="float">
            <text:p>1,416,666.67</text:p>
          </table:table-cell>
          <table:table-cell table:style-name="ce24" table:formula="of:=[.F$7]*(1+[.F28])" office:value-type="float" office:value="566666.666666667" calcext:value-type="float">
            <text:p>566,666.67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80000000" calcext:value-type="float">
            <text:p>180,000,000.00</text:p>
          </table:table-cell>
          <table:table-cell table:style-name="ce55" table:formula="of:=[.C$7]*(1+[.C29])" office:value-type="float" office:value="1500000" calcext:value-type="float">
            <text:p>1,500,000.00</text:p>
          </table:table-cell>
          <table:table-cell table:style-name="ce17" table:formula="of:=[.D$7]*(1+[.D29])" office:value-type="float" office:value="120000" calcext:value-type="float">
            <text:p>120,000.00</text:p>
          </table:table-cell>
          <table:table-cell table:style-name="ce17" table:formula="of:=[.E$7]*(1+[.E29])" office:value-type="float" office:value="1500000" calcext:value-type="float">
            <text:p>1,500,000.00</text:p>
          </table:table-cell>
          <table:table-cell table:style-name="ce24" table:formula="of:=[.F$7]*(1+[.F29])" office:value-type="float" office:value="600000" calcext:value-type="float">
            <text:p>600,000.00</text:p>
          </table:table-cell>
          <table:table-cell table:number-columns-repeated="1018"/>
        </table:table-row>
        <table:table-row table:style-name="ro2">
          <table:table-cell/>
          <table:table-cell table:style-name="ce127" office:value-type="float" office:value="190000000" calcext:value-type="float">
            <text:p>190,000,000.00</text:p>
          </table:table-cell>
          <table:table-cell table:style-name="ce55" table:formula="of:=[.C$7]*(1+[.C30])" office:value-type="float" office:value="1583333.33333333" calcext:value-type="float">
            <text:p>1,583,333.33</text:p>
          </table:table-cell>
          <table:table-cell table:style-name="ce17" table:formula="of:=[.D$7]*(1+[.D30])" office:value-type="float" office:value="126666.666666667" calcext:value-type="float">
            <text:p>126,666.67</text:p>
          </table:table-cell>
          <table:table-cell table:style-name="ce17" table:formula="of:=[.E$7]*(1+[.E30])" office:value-type="float" office:value="1583333.33333333" calcext:value-type="float">
            <text:p>1,583,333.33</text:p>
          </table:table-cell>
          <table:table-cell table:style-name="ce24" table:formula="of:=[.F$7]*(1+[.F30])" office:value-type="float" office:value="633333.333333334" calcext:value-type="float">
            <text:p>633,333.33</text:p>
          </table:table-cell>
          <table:table-cell table:number-columns-repeated="1018"/>
        </table:table-row>
        <table:table-row table:style-name="ro2">
          <table:table-cell/>
          <table:table-cell table:style-name="ce128" office:value-type="float" office:value="200000000" calcext:value-type="float">
            <text:p>200,000,000.00</text:p>
          </table:table-cell>
          <table:table-cell table:style-name="ce134" table:formula="of:=[.C$7]*(1+[.C31])" office:value-type="float" office:value="1666666.66666667" calcext:value-type="float">
            <text:p>1,666,666.67</text:p>
          </table:table-cell>
          <table:table-cell table:style-name="ce18" table:formula="of:=[.D$7]*(1+[.D31])" office:value-type="float" office:value="133333.333333333" calcext:value-type="float">
            <text:p>133,333.33</text:p>
          </table:table-cell>
          <table:table-cell table:style-name="ce18" table:formula="of:=[.E$7]*(1+[.E31])" office:value-type="float" office:value="1666666.66666667" calcext:value-type="float">
            <text:p>1,666,666.67</text:p>
          </table:table-cell>
          <table:table-cell table:style-name="ce25" table:formula="of:=[.F$7]*(1+[.F31])" office:value-type="float" office:value="666666.666666667" calcext:value-type="float">
            <text:p>666,666.67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P1" style:volatile="true"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style:map style:condition="value()&gt;9999999" style:apply-style-name="N125P0"/>
      <style:map style:condition="value()&gt;99999" style:apply-style-name="N125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number number:decimal-places="0" loext:min-decimal-places="0" number:min-integer-digits="1" number:grouping="true"/>
    </number:number-style>
    <number:number-style style:name="N126">
      <number:number number:decimal-places="0" loext:min-decimal-places="0" number:min-integer-digits="1" number:grouping="true"/>
      <style:map style:condition="value()&gt;9999999" style:apply-style-name="N126P0"/>
      <style:map style:condition="value()&gt;99999" style:apply-style-name="N126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t_20_Round" style:display-name="PageStyle_Debt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20_Equity_20_Round" style:display-name="PageStyle_First Equity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xt_20_Equity_20_Rounds" style:display-name="PageStyle_Next Equity R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shold_20_Valuation" style:display-name="PageStyle_Threshold Valu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93" meta:object-count="0"/>
    <meta:generator>LibreOfficeDev/5.1.0.3$Linux_X86_64 LibreOffice_project/</meta:generator>
  </office:meta>
</office:document-meta>
</file>